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FontAwesome" svg:font-family="FontAwesome"/>
    <style:font-face style:name="FreeSans1" svg:font-family="FreeSans" style:font-family-generic="swiss"/>
    <style:font-face style:name="ADAM.CG PRO" svg:font-family="'ADAM.CG PRO'" style:font-pitch="variable"/>
    <style:font-face style:name="Liberation Serif" svg:font-family="'Liberation Serif'" style:font-family-generic="roman" style:font-pitch="variable"/>
    <style:font-face style:name="Open Sans Light" svg:font-family="'Open Sans Light'"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1"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ingdings1" svg:font-family="Wingdings" style:font-family-generic="system" style:font-pitch="variable"/>
  </office:font-face-decls>
  <office:automatic-styles>
    <style:style style:name="Table1" style:family="table">
      <style:table-properties style:width="9.301cm" fo:margin-left="-0.115cm" table:align="left" style:writing-mode="lr-tb"/>
    </style:style>
    <style:style style:name="Table1.A" style:family="table-column">
      <style:table-column-properties style:column-width="0.591cm"/>
    </style:style>
    <style:style style:name="Table1.B" style:family="table-column">
      <style:table-column-properties style:column-width="8.71cm"/>
    </style:style>
    <style:style style:name="Table1.1" style:family="table-row">
      <style:table-row-properties style:min-row-height="0.499cm"/>
    </style:style>
    <style:style style:name="Table1.A1" style:family="table-cell">
      <style:table-cell-properties fo:background-color="transparent" fo:padding="0.097cm" fo:border-left="0.05pt solid #ffffff" fo:border-right="none" fo:border-top="0.05pt solid #ffffff" fo:border-bottom="0.05pt solid #ffffff">
        <style:background-image/>
      </style:table-cell-properties>
    </style:style>
    <style:style style:name="Table1.B1" style:family="table-cell">
      <style:table-cell-properties fo:background-color="transparent" fo:padding="0.097cm" fo:border="0.05pt solid #ffffff">
        <style:background-image/>
      </style:table-cell-properties>
    </style:style>
    <style:style style:name="P1" style:family="paragraph" style:parent-style-name="Standard">
      <style:text-properties fo:color="#000000" style:font-name="Open Sans Light" fo:font-size="8pt" fo:font-weight="normal" style:font-size-asian="8pt" style:font-weight-asian="normal" style:font-size-complex="8pt" style:font-weight-complex="normal"/>
    </style:style>
    <style:style style:name="P2" style:family="paragraph" style:parent-style-name="Standard">
      <style:text-properties fo:color="#000000" style:font-name="Open Sans Light" fo:font-size="8pt" fo:font-weight="normal" officeooo:rsid="001e2988" officeooo:paragraph-rsid="001e2988" style:font-size-asian="8pt" style:font-weight-asian="normal" style:font-size-complex="8pt" style:font-weight-complex="normal"/>
    </style:style>
    <style:style style:name="P3" style:family="paragraph" style:parent-style-name="Standard">
      <style:paragraph-properties fo:text-align="end" style:justify-single-word="false"/>
      <style:text-properties fo:color="#000000" style:font-name="Open Sans Light" fo:font-size="8pt" fo:font-style="italic" fo:font-weight="normal" style:font-size-asian="8pt" style:font-style-asian="italic" style:font-weight-asian="normal" style:font-size-complex="8pt" style:font-style-complex="italic" style:font-weight-complex="normal"/>
    </style:style>
    <style:style style:name="P4" style:family="paragraph" style:parent-style-name="Standard" style:master-page-name="">
      <style:paragraph-properties fo:margin-left="0cm" fo:margin-right="0cm" fo:margin-top="0.101cm" fo:margin-bottom="0cm" style:contextual-spacing="false" fo:text-align="start" style:justify-single-word="false" fo:orphans="0" fo:widows="0" fo:hyphenation-ladder-count="no-limit" fo:text-indent="0cm" style:auto-text-indent="false" style:page-number="auto" style:writing-mode="lr-tb"/>
      <style:text-properties fo:color="#000000" style:font-name="Open Sans Light" fo:font-size="8pt" fo:font-weight="normal" officeooo:paragraph-rsid="002388d6" style:font-size-asian="8pt" style:font-weight-asian="normal" style:font-size-complex="8pt" style:font-weight-complex="normal" fo:hyphenate="false" fo:hyphenation-remain-char-count="2" fo:hyphenation-push-char-count="2"/>
    </style:style>
    <style:style style:name="P5" style:family="paragraph" style:parent-style-name="Standard" style:master-page-name="">
      <style:paragraph-properties fo:margin-left="0cm" fo:margin-right="0cm" fo:margin-top="0.101cm" fo:margin-bottom="0cm" style:contextual-spacing="false" fo:text-align="start" style:justify-single-word="false" fo:orphans="0" fo:widows="0" fo:hyphenation-ladder-count="no-limit" fo:text-indent="0cm" style:auto-text-indent="false" style:page-number="auto" style:writing-mode="lr-tb">
        <style:tab-stops>
          <style:tab-stop style:position="0.347cm"/>
          <style:tab-stop style:position="2.101cm"/>
        </style:tab-stops>
      </style:paragraph-properties>
      <style:text-properties fo:color="#000000" style:font-name="Open Sans Light" fo:font-size="8pt" fo:font-weight="normal" officeooo:paragraph-rsid="002388d6" style:font-size-asian="8pt" style:font-weight-asian="normal" style:font-size-complex="8pt" style:font-weight-complex="normal" fo:hyphenate="false" fo:hyphenation-remain-char-count="2" fo:hyphenation-push-char-count="2"/>
    </style:style>
    <style:style style:name="P6" style:family="paragraph" style:parent-style-name="Standard">
      <style:paragraph-properties fo:margin-left="0cm" fo:margin-right="0cm" fo:margin-top="0.101cm" fo:margin-bottom="0cm" style:contextual-spacing="false" fo:text-align="start" style:justify-single-word="false" fo:orphans="0" fo:widows="0" fo:hyphenation-ladder-count="no-limit" fo:text-indent="0cm" style:auto-text-indent="false" style:writing-mode="lr-tb">
        <style:tab-stops>
          <style:tab-stop style:position="0.347cm"/>
          <style:tab-stop style:position="2.101cm"/>
        </style:tab-stops>
      </style:paragraph-properties>
      <style:text-properties fo:color="#000000" style:font-name="Open Sans Light" fo:font-size="8pt" fo:font-weight="normal" officeooo:paragraph-rsid="00250ece" style:font-size-asian="8pt" style:font-weight-asian="normal" style:font-size-complex="8pt" style:font-weight-complex="normal" fo:hyphenate="false" fo:hyphenation-remain-char-count="2" fo:hyphenation-push-char-count="2"/>
    </style:style>
    <style:style style:name="P7" style:family="paragraph" style:parent-style-name="Standard" style:master-page-name="">
      <style:paragraph-properties fo:margin-left="0cm" fo:margin-right="0cm" fo:margin-top="0.15cm" fo:margin-bottom="0cm" style:contextual-spacing="false" fo:text-align="end" style:justify-single-word="false" fo:orphans="0" fo:widows="0" fo:hyphenation-ladder-count="no-limit" fo:text-indent="0cm" style:auto-text-indent="false" style:page-number="auto" style:writing-mode="lr-tb"/>
      <style:text-properties fo:color="#000000" style:font-name="FontAwesome" fo:font-size="10pt" fo:font-weight="normal" officeooo:rsid="00219cde" officeooo:paragraph-rsid="002388d6" style:font-name-asian="FontAwesome" style:font-size-asian="10pt" style:font-weight-asian="normal" style:font-name-complex="FontAwesome" style:font-size-complex="10pt" style:font-weight-complex="normal" fo:hyphenate="false" fo:hyphenation-remain-char-count="2" fo:hyphenation-push-char-count="2"/>
    </style:style>
    <style:style style:name="P8" style:family="paragraph" style:parent-style-name="Table_20_Contents" style:master-page-name="">
      <style:paragraph-properties fo:margin-left="0cm" fo:margin-right="0cm" fo:margin-top="0.15cm" fo:margin-bottom="0cm" style:contextual-spacing="false" fo:text-align="end" style:justify-single-word="false" fo:orphans="0" fo:widows="0" fo:hyphenation-ladder-count="no-limit" fo:text-indent="0cm" style:auto-text-indent="false" style:page-number="auto" style:writing-mode="lr-tb">
        <style:tab-stops>
          <style:tab-stop style:position="0.347cm"/>
          <style:tab-stop style:position="2.101cm"/>
        </style:tab-stops>
      </style:paragraph-properties>
      <style:text-properties fo:color="#000000" style:font-name="FontAwesome" fo:font-size="10pt" fo:font-weight="normal" officeooo:rsid="00aae286" officeooo:paragraph-rsid="0025f8fc" style:font-name-asian="FontAwesome" style:font-size-asian="10pt" style:font-weight-asian="normal" style:font-name-complex="FontAwesome" style:font-size-complex="10pt" style:font-weight-complex="normal" fo:hyphenate="false" fo:hyphenation-remain-char-count="2" fo:hyphenation-push-char-count="2"/>
    </style:style>
    <style:style style:name="P9" style:family="paragraph" style:parent-style-name="Table_20_Contents">
      <style:paragraph-properties fo:margin-left="0cm" fo:margin-right="0cm" fo:margin-top="0.15cm" fo:margin-bottom="0cm" style:contextual-spacing="false" fo:text-align="end" style:justify-single-word="false" fo:orphans="0" fo:widows="0" fo:hyphenation-ladder-count="no-limit" fo:text-indent="0cm" style:auto-text-indent="false" style:writing-mode="lr-tb">
        <style:tab-stops>
          <style:tab-stop style:position="0.347cm"/>
          <style:tab-stop style:position="2.101cm"/>
        </style:tab-stops>
      </style:paragraph-properties>
      <style:text-properties fo:color="#000000" style:font-name="FontAwesome" fo:font-size="10pt" fo:font-weight="normal" officeooo:rsid="00219cde" officeooo:paragraph-rsid="00250ece" style:font-name-asian="FontAwesome" style:font-size-asian="10pt" style:font-weight-asian="normal" style:font-name-complex="FontAwesome" style:font-size-complex="10pt" style:font-weight-complex="normal" fo:hyphenate="false" fo:hyphenation-remain-char-count="2" fo:hyphenation-push-char-count="2"/>
    </style:style>
    <style:style style:name="P10" style:family="paragraph" style:parent-style-name="Standard">
      <style:paragraph-properties fo:margin-left="0cm" fo:margin-right="0cm" fo:margin-top="0.55cm" fo:margin-bottom="0cm" style:contextual-spacing="false" fo:text-align="end" style:justify-single-word="false" fo:orphans="0" fo:widows="0" fo:hyphenation-ladder-count="no-limit" fo:text-indent="0cm" style:auto-text-indent="false" style:writing-mode="lr-tb">
        <style:tab-stops>
          <style:tab-stop style:position="0.347cm"/>
          <style:tab-stop style:position="2.101cm"/>
        </style:tab-stops>
      </style:paragraph-properties>
      <style:text-properties fo:color="#000000" style:font-name="FontAwesome" fo:font-size="8pt" fo:font-weight="normal" officeooo:rsid="00219cde" officeooo:paragraph-rsid="002388d6" style:font-name-asian="FontAwesome" style:font-size-asian="8pt" style:font-weight-asian="normal" style:font-name-complex="FontAwesome" style:font-size-complex="8pt" style:font-weight-complex="normal" fo:hyphenate="false" fo:hyphenation-remain-char-count="2" fo:hyphenation-push-char-count="2"/>
    </style:style>
    <style:style style:name="P11" style:family="paragraph" style:parent-style-name="Standard">
      <style:paragraph-properties fo:margin-top="0cm" fo:margin-bottom="0.101cm" style:contextual-spacing="false"/>
      <style:text-properties fo:color="#000000" style:font-name="ADAM.CG PRO" fo:font-size="8pt" fo:font-weight="bold" style:font-size-asian="8pt" style:font-weight-asian="bold" style:font-size-complex="8pt" style:font-weight-complex="bold"/>
    </style:style>
    <style:style style:name="P12" style:family="paragraph" style:parent-style-name="Standard">
      <style:paragraph-properties fo:margin-top="0cm" fo:margin-bottom="0.101cm" style:contextual-spacing="false" fo:line-height="150%"/>
      <style:text-properties fo:color="#000000" style:font-name="ADAM.CG PRO" fo:font-size="8pt" fo:font-weight="bold" style:font-size-asian="8pt" style:font-weight-asian="bold" style:font-size-complex="8pt" style:font-weight-complex="bold"/>
    </style:style>
    <style:style style:name="P13" style:family="paragraph" style:parent-style-name="Standard">
      <style:paragraph-properties fo:margin-top="0cm" fo:margin-bottom="0.101cm" style:contextual-spacing="false" fo:line-height="150%"/>
      <style:text-properties fo:color="#000000" style:font-name="ADAM.CG PRO" fo:font-size="8pt" fo:font-weight="bold" officeooo:paragraph-rsid="0091e26d" style:font-size-asian="8pt" style:font-weight-asian="bold" style:font-size-complex="8pt" style:font-weight-complex="bold"/>
    </style:style>
    <style:style style:name="P14" style:family="paragraph" style:parent-style-name="Standard">
      <style:paragraph-properties fo:margin-top="0cm" fo:margin-bottom="0.101cm" style:contextual-spacing="false" fo:line-height="150%"/>
      <style:text-properties fo:color="#000000" style:font-name="ADAM.CG PRO" fo:font-size="8pt" fo:font-weight="bold" officeooo:paragraph-rsid="00906623" style:font-size-asian="8pt" style:font-weight-asian="bold" style:font-size-complex="8pt" style:font-weight-complex="bold"/>
    </style:style>
    <style:style style:name="P15" style:family="paragraph" style:parent-style-name="Standard">
      <style:paragraph-properties fo:margin-top="0cm" fo:margin-bottom="0.101cm" style:contextual-spacing="false"/>
      <style:text-properties fo:color="#000000" style:font-name="Open Sans Light" fo:font-size="8pt" fo:font-weight="normal" style:font-size-asian="8pt" style:font-weight-asian="normal" style:font-size-complex="8pt" style:font-weight-complex="normal"/>
    </style:style>
    <style:style style:name="P16" style:family="paragraph" style:parent-style-name="Standard" style:master-page-name="">
      <style:paragraph-properties fo:margin-left="0.499cm" fo:margin-right="0cm" fo:margin-top="0cm" fo:margin-bottom="0.101cm" style:contextual-spacing="false" fo:text-align="start" style:justify-single-word="false" fo:orphans="0" fo:widows="0" fo:hyphenation-ladder-count="no-limit" fo:text-indent="0cm" style:auto-text-indent="false" style:page-number="auto" style:writing-mode="lr-tb">
        <style:tab-stops/>
      </style:paragraph-properties>
      <style:text-properties fo:color="#000000" style:font-name="Open Sans Light" fo:font-size="8pt" fo:font-weight="normal" officeooo:rsid="0089ada4" officeooo:paragraph-rsid="0089ada4" style:font-size-asian="8pt" style:font-weight-asian="normal" style:font-size-complex="8pt" style:font-weight-complex="normal" fo:hyphenate="false" fo:hyphenation-remain-char-count="2" fo:hyphenation-push-char-count="2"/>
    </style:style>
    <style:style style:name="P17" style:family="paragraph" style:parent-style-name="Standard" style:master-page-name="">
      <style:paragraph-properties fo:margin-left="0.7cm" fo:margin-right="0cm" fo:margin-top="0.101cm" fo:margin-bottom="0cm" style:contextual-spacing="false" fo:text-align="start" style:justify-single-word="false" fo:orphans="0" fo:widows="0" fo:hyphenation-ladder-count="no-limit" fo:text-indent="-0.7cm" style:auto-text-indent="false" style:page-number="auto" style:writing-mode="lr-tb">
        <style:tab-stops>
          <style:tab-stop style:position="0.347cm"/>
          <style:tab-stop style:position="2.101cm"/>
        </style:tab-stops>
      </style:paragraph-properties>
      <style:text-properties officeooo:paragraph-rsid="00a9ea6a" fo:hyphenate="false" fo:hyphenation-remain-char-count="2" fo:hyphenation-push-char-count="2"/>
    </style:style>
    <style:style style:name="P18" style:family="paragraph" style:parent-style-name="Standard">
      <style:paragraph-properties fo:margin-left="0.101cm" fo:margin-right="0cm" fo:margin-top="0cm" fo:margin-bottom="0cm" style:contextual-spacing="false" fo:text-align="start" style:justify-single-word="false" fo:orphans="0" fo:widows="0" fo:hyphenation-ladder-count="no-limit" fo:text-indent="0cm" style:auto-text-indent="false" style:writing-mode="lr-tb">
        <style:tab-stops/>
      </style:paragraph-properties>
      <style:text-properties fo:color="#000000" style:font-name="Open Sans Light" fo:font-size="11pt" fo:font-weight="bold" officeooo:paragraph-rsid="00b461f1" style:font-size-asian="11pt" style:font-weight-asian="bold" style:font-size-complex="11pt" style:font-weight-complex="bold" fo:hyphenate="false" fo:hyphenation-remain-char-count="2" fo:hyphenation-push-char-count="2"/>
    </style:style>
    <style:style style:name="P19" style:family="paragraph" style:parent-style-name="Standard" style:master-page-name="">
      <style:paragraph-properties fo:margin-left="0.101cm" fo:margin-right="0cm" fo:margin-top="0cm" fo:margin-bottom="0cm" style:contextual-spacing="false" fo:text-align="start" style:justify-single-word="false" fo:orphans="0" fo:widows="0" fo:hyphenation-ladder-count="no-limit" fo:text-indent="0cm" style:auto-text-indent="false" style:page-number="auto" style:writing-mode="lr-tb">
        <style:tab-stops/>
      </style:paragraph-properties>
      <style:text-properties fo:color="#000000" style:font-name="Open Sans Light" fo:font-size="11pt" fo:font-weight="bold" officeooo:paragraph-rsid="00b461f1" style:font-size-asian="11pt" style:font-weight-asian="bold" style:font-size-complex="11pt" style:font-weight-complex="bold" fo:hyphenate="false" fo:hyphenation-remain-char-count="2" fo:hyphenation-push-char-count="2"/>
    </style:style>
    <style:style style:name="P20" style:family="paragraph" style:parent-style-name="Standard" style:master-page-name="Standard">
      <style:paragraph-properties style:page-number="auto"/>
      <style:text-properties fo:color="#000000" style:font-name="Open Sans Light" fo:font-size="15pt" fo:font-weight="bold" style:font-size-asian="15pt" style:font-weight-asian="bold" style:font-size-complex="15pt" style:font-weight-complex="bold"/>
    </style:style>
    <style:style style:name="P21" style:family="paragraph" style:parent-style-name="Standard" style:list-style-name="WWNum1" style:master-page-name="">
      <style:paragraph-properties fo:margin-left="1cm" fo:margin-right="0cm" fo:margin-top="0cm" fo:margin-bottom="0.101cm" style:contextual-spacing="false" fo:text-align="start" style:justify-single-word="false" fo:orphans="0" fo:widows="0" fo:hyphenation-ladder-count="no-limit" fo:text-indent="-0.499cm" style:auto-text-indent="false" style:page-number="auto" style:writing-mode="lr-tb">
        <style:tab-stops/>
      </style:paragraph-properties>
      <style:text-properties fo:color="#000000" style:font-name="Open Sans Light" fo:font-size="8pt" fo:font-weight="normal" style:font-size-asian="8pt" style:font-weight-asian="normal" style:font-size-complex="8pt" style:font-weight-complex="normal" fo:hyphenate="false" fo:hyphenation-remain-char-count="2" fo:hyphenation-push-char-count="2"/>
    </style:style>
    <style:style style:name="P22" style:family="paragraph" style:parent-style-name="Standard" style:list-style-name="WWNum1" style:master-page-name="">
      <style:paragraph-properties fo:margin-left="1cm" fo:margin-right="0cm" fo:margin-top="0cm" fo:margin-bottom="0.101cm" style:contextual-spacing="false" fo:text-align="start" style:justify-single-word="false" fo:orphans="0" fo:widows="0" fo:hyphenation-ladder-count="no-limit" fo:text-indent="-0.499cm" style:auto-text-indent="false" style:page-number="auto" style:writing-mode="lr-tb">
        <style:tab-stops/>
      </style:paragraph-properties>
      <style:text-properties fo:color="#000000" style:font-name="Open Sans Light" fo:font-size="8pt" fo:font-weight="normal" officeooo:paragraph-rsid="009f9e37" style:font-size-asian="8pt" style:font-weight-asian="normal" style:font-size-complex="8pt" style:font-weight-complex="normal" fo:hyphenate="false" fo:hyphenation-remain-char-count="2" fo:hyphenation-push-char-count="2"/>
    </style:style>
    <style:style style:name="P23" style:family="paragraph" style:parent-style-name="Standard" style:list-style-name="WWNum1" style:master-page-name="">
      <style:paragraph-properties fo:margin-left="1cm" fo:margin-right="0cm" fo:margin-top="0cm" fo:margin-bottom="0.101cm" style:contextual-spacing="false" fo:text-align="start" style:justify-single-word="false" fo:orphans="0" fo:widows="0" fo:hyphenation-ladder-count="no-limit" fo:text-indent="-0.499cm" style:auto-text-indent="false" style:page-number="auto" style:writing-mode="lr-tb">
        <style:tab-stops/>
      </style:paragraph-properties>
      <style:text-properties fo:color="#000000" style:font-name="Open Sans Light" fo:font-size="8pt" fo:font-weight="normal" officeooo:paragraph-rsid="00686ead" style:font-size-asian="8pt" style:font-weight-asian="normal" style:font-size-complex="8pt" style:font-weight-complex="normal" fo:hyphenate="false" fo:hyphenation-remain-char-count="2" fo:hyphenation-push-char-count="2"/>
    </style:style>
    <style:style style:name="P24" style:family="paragraph" style:parent-style-name="Standard" style:list-style-name="WWNum1" style:master-page-name="">
      <style:paragraph-properties fo:margin-left="1cm" fo:margin-right="0cm" fo:margin-top="0cm" fo:margin-bottom="0.101cm" style:contextual-spacing="false" fo:text-align="start" style:justify-single-word="false" fo:orphans="0" fo:widows="0" fo:hyphenation-ladder-count="no-limit" fo:text-indent="-0.499cm" style:auto-text-indent="false" style:page-number="auto" style:writing-mode="lr-tb">
        <style:tab-stops/>
      </style:paragraph-properties>
      <style:text-properties fo:color="#000000" style:font-name="Open Sans Light" fo:font-size="8pt" fo:font-weight="normal" officeooo:paragraph-rsid="00699b06" style:font-size-asian="8pt" style:font-weight-asian="normal" style:font-size-complex="8pt" style:font-weight-complex="normal" fo:hyphenate="false" fo:hyphenation-remain-char-count="2" fo:hyphenation-push-char-count="2"/>
    </style:style>
    <style:style style:name="P25" style:family="paragraph" style:parent-style-name="Standard" style:list-style-name="WWNum1" style:master-page-name="">
      <style:paragraph-properties fo:margin-left="1cm" fo:margin-right="0cm" fo:margin-top="0cm" fo:margin-bottom="0.101cm" style:contextual-spacing="false" fo:text-align="start" style:justify-single-word="false" fo:orphans="0" fo:widows="0" fo:hyphenation-ladder-count="no-limit" fo:text-indent="-0.499cm" style:auto-text-indent="false" style:page-number="auto" style:writing-mode="lr-tb">
        <style:tab-stops/>
      </style:paragraph-properties>
      <style:text-properties fo:color="#000000" style:font-name="Open Sans Light" fo:font-size="8pt" fo:font-weight="normal" officeooo:paragraph-rsid="006bddd7" style:font-size-asian="8pt" style:font-weight-asian="normal" style:font-size-complex="8pt" style:font-weight-complex="normal" fo:hyphenate="false" fo:hyphenation-remain-char-count="2" fo:hyphenation-push-char-count="2"/>
    </style:style>
    <style:style style:name="P26" style:family="paragraph" style:parent-style-name="Standard" style:list-style-name="WWNum1" style:master-page-name="">
      <style:paragraph-properties fo:margin-left="1cm" fo:margin-right="0cm" fo:margin-top="0cm" fo:margin-bottom="0.101cm" style:contextual-spacing="false" fo:text-align="start" style:justify-single-word="false" fo:orphans="0" fo:widows="0" fo:hyphenation-ladder-count="no-limit" fo:text-indent="-0.499cm" style:auto-text-indent="false" style:page-number="auto" style:writing-mode="lr-tb">
        <style:tab-stops/>
      </style:paragraph-properties>
      <style:text-properties fo:color="#000000" style:font-name="Open Sans Light" fo:font-size="8pt" fo:font-weight="normal" officeooo:rsid="00926820" officeooo:paragraph-rsid="00fc8670" style:font-size-asian="8pt" style:font-weight-asian="normal" style:font-size-complex="8pt" style:font-weight-complex="normal" fo:hyphenate="false" fo:hyphenation-remain-char-count="2" fo:hyphenation-push-char-count="2"/>
    </style:style>
    <style:style style:name="P27" style:family="paragraph" style:parent-style-name="Standard" style:list-style-name="WWNum1" style:master-page-name="">
      <style:paragraph-properties fo:margin-left="1cm" fo:margin-right="0cm" fo:margin-top="0cm" fo:margin-bottom="0.101cm" style:contextual-spacing="false" fo:text-align="start" style:justify-single-word="false" fo:orphans="0" fo:widows="0" fo:hyphenation-ladder-count="no-limit" fo:text-indent="-0.499cm" style:auto-text-indent="false" style:page-number="auto" style:writing-mode="lr-tb">
        <style:tab-stops>
          <style:tab-stop style:position="1.998cm"/>
        </style:tab-stops>
      </style:paragraph-properties>
      <style:text-properties fo:color="#000000" style:font-name="Open Sans Light" fo:font-size="8pt" fo:font-weight="normal" officeooo:rsid="00926820" officeooo:paragraph-rsid="009afc84" style:font-size-asian="8pt" style:font-weight-asian="normal" style:font-size-complex="8pt" style:font-weight-complex="normal" fo:hyphenate="false" fo:hyphenation-remain-char-count="2" fo:hyphenation-push-char-count="2"/>
    </style:style>
    <style:style style:name="P28" style:family="paragraph" style:parent-style-name="Standard" style:list-style-name="WWNum1" style:master-page-name="">
      <style:paragraph-properties fo:margin-left="1cm" fo:margin-right="0cm" fo:margin-top="0cm" fo:margin-bottom="0.101cm" style:contextual-spacing="false" fo:text-align="start" style:justify-single-word="false" fo:orphans="0" fo:widows="0" fo:hyphenation-ladder-count="no-limit" fo:text-indent="-0.499cm" style:auto-text-indent="false" style:page-number="auto" style:writing-mode="lr-tb">
        <style:tab-stops/>
      </style:paragraph-properties>
      <style:text-properties fo:color="#000000" style:font-name="Open Sans Light" fo:font-size="8pt" fo:font-weight="normal" officeooo:rsid="0092d715" officeooo:paragraph-rsid="009afc84" style:font-size-asian="8pt" style:font-weight-asian="normal" style:font-size-complex="8pt" style:font-weight-complex="normal" fo:hyphenate="false" fo:hyphenation-remain-char-count="2" fo:hyphenation-push-char-count="2"/>
    </style:style>
    <style:style style:name="P29" style:family="paragraph" style:parent-style-name="Standard" style:list-style-name="WWNum1" style:master-page-name="">
      <style:paragraph-properties fo:margin-left="1cm" fo:margin-right="0cm" fo:margin-top="0cm" fo:margin-bottom="0.101cm" style:contextual-spacing="false" fo:text-align="start" style:justify-single-word="false" fo:orphans="0" fo:widows="0" fo:hyphenation-ladder-count="no-limit" fo:text-indent="-0.499cm" style:auto-text-indent="false" style:page-number="auto" style:writing-mode="lr-tb">
        <style:tab-stops/>
      </style:paragraph-properties>
      <style:text-properties fo:color="#000000" style:font-name="Open Sans Light" fo:font-size="8pt" fo:font-weight="normal" officeooo:rsid="00958940" officeooo:paragraph-rsid="009afc84" style:font-size-asian="8pt" style:font-weight-asian="normal" style:font-size-complex="8pt" style:font-weight-complex="normal" fo:hyphenate="false" fo:hyphenation-remain-char-count="2" fo:hyphenation-push-char-count="2"/>
    </style:style>
    <style:style style:name="P30" style:family="paragraph" style:parent-style-name="Standard" style:list-style-name="WWNum1" style:master-page-name="">
      <style:paragraph-properties fo:margin-left="1cm" fo:margin-right="0cm" fo:margin-top="0cm" fo:margin-bottom="0.101cm" style:contextual-spacing="false" fo:text-align="start" style:justify-single-word="false" fo:orphans="0" fo:widows="0" fo:hyphenation-ladder-count="no-limit" fo:text-indent="-0.499cm" style:auto-text-indent="false" style:page-number="auto" style:writing-mode="lr-tb">
        <style:tab-stops/>
      </style:paragraph-properties>
      <style:text-properties fo:color="#000000" style:font-name="Open Sans Light" fo:font-size="8pt" fo:font-weight="normal" officeooo:rsid="007b964b" officeooo:paragraph-rsid="007b964b" style:font-size-asian="8pt" style:font-weight-asian="normal" style:font-size-complex="8pt" style:font-weight-complex="normal" fo:hyphenate="false" fo:hyphenation-remain-char-count="2" fo:hyphenation-push-char-count="2"/>
    </style:style>
    <style:style style:name="P31" style:family="paragraph" style:parent-style-name="Standard" style:list-style-name="WWNum1">
      <style:paragraph-properties fo:margin-left="1cm" fo:margin-right="0cm" fo:margin-top="0cm" fo:margin-bottom="0.101cm" style:contextual-spacing="false" fo:text-align="start" style:justify-single-word="false" fo:orphans="0" fo:widows="0" fo:hyphenation-ladder-count="no-limit" fo:text-indent="-0.499cm" style:auto-text-indent="false" style:writing-mode="lr-tb">
        <style:tab-stops>
          <style:tab-stop style:position="0.476cm"/>
        </style:tab-stops>
      </style:paragraph-properties>
      <style:text-properties fo:color="#000000" style:font-name="Open Sans Light" fo:font-size="8pt" fo:font-weight="normal" officeooo:paragraph-rsid="01000cd3" style:font-size-asian="8pt" style:font-weight-asian="normal" style:font-size-complex="8pt" style:font-weight-complex="normal" fo:hyphenate="false" fo:hyphenation-remain-char-count="2" fo:hyphenation-push-char-count="2"/>
    </style:style>
    <style:style style:name="P32" style:family="paragraph" style:parent-style-name="Standard" style:list-style-name="WWNum1">
      <style:paragraph-properties fo:margin-left="1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style:font-size-asian="8pt" style:font-weight-asian="normal" style:font-size-complex="8pt" style:font-weight-complex="normal" fo:hyphenate="false" fo:hyphenation-remain-char-count="2" fo:hyphenation-push-char-count="2"/>
    </style:style>
    <style:style style:name="P33" style:family="paragraph" style:parent-style-name="Standard" style:list-style-name="WWNum1">
      <style:paragraph-properties fo:margin-left="1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paragraph-rsid="00ff28d4" style:font-size-asian="8pt" style:font-weight-asian="normal" style:font-size-complex="8pt" style:font-weight-complex="normal" fo:hyphenate="false" fo:hyphenation-remain-char-count="2" fo:hyphenation-push-char-count="2"/>
    </style:style>
    <style:style style:name="P34" style:family="paragraph" style:parent-style-name="Standard" style:list-style-name="WWNum1">
      <style:paragraph-properties fo:margin-left="1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paragraph-rsid="00fa575b" style:font-size-asian="8pt" style:font-weight-asian="normal" style:font-size-complex="8pt" style:font-weight-complex="normal" fo:hyphenate="false" fo:hyphenation-remain-char-count="2" fo:hyphenation-push-char-count="2"/>
    </style:style>
    <style:style style:name="P35" style:family="paragraph" style:parent-style-name="Standard" style:list-style-name="WWNum1">
      <style:paragraph-properties fo:margin-left="1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paragraph-rsid="00fda8d3" style:font-size-asian="8pt" style:font-weight-asian="normal" style:font-size-complex="8pt" style:font-weight-complex="normal" fo:hyphenate="false" fo:hyphenation-remain-char-count="2" fo:hyphenation-push-char-count="2"/>
    </style:style>
    <style:style style:name="P36" style:family="paragraph" style:parent-style-name="Standard" style:list-style-name="WWNum1">
      <style:paragraph-properties fo:margin-left="1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paragraph-rsid="0093ca0e" style:font-size-asian="8pt" style:font-weight-asian="normal" style:font-size-complex="8pt" style:font-weight-complex="normal" fo:hyphenate="false" fo:hyphenation-remain-char-count="2" fo:hyphenation-push-char-count="2"/>
    </style:style>
    <style:style style:name="P37" style:family="paragraph" style:parent-style-name="Standard" style:list-style-name="WWNum1">
      <style:paragraph-properties fo:margin-left="1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paragraph-rsid="001be321" style:font-size-asian="8pt" style:font-weight-asian="normal" style:font-size-complex="8pt" style:font-weight-complex="normal" fo:hyphenate="false" fo:hyphenation-remain-char-count="2" fo:hyphenation-push-char-count="2"/>
    </style:style>
    <style:style style:name="P38" style:family="paragraph" style:parent-style-name="Standard" style:list-style-name="WWNum1">
      <style:paragraph-properties fo:margin-left="1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rsid="0092d715" officeooo:paragraph-rsid="0092d715" style:font-size-asian="8pt" style:font-weight-asian="normal" style:font-size-complex="8pt" style:font-weight-complex="normal" fo:hyphenate="false" fo:hyphenation-remain-char-count="2" fo:hyphenation-push-char-count="2"/>
    </style:style>
    <style:style style:name="P39" style:family="paragraph" style:parent-style-name="Standard" style:list-style-name="WWNum1">
      <style:paragraph-properties fo:margin-left="1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rsid="007c9091" officeooo:paragraph-rsid="007c9091" style:font-size-asian="8pt" style:font-weight-asian="normal" style:font-size-complex="8pt" style:font-weight-complex="normal" fo:hyphenate="false" fo:hyphenation-remain-char-count="2" fo:hyphenation-push-char-count="2"/>
    </style:style>
    <style:style style:name="P40" style:family="paragraph" style:parent-style-name="Standard" style:list-style-name="WWNum1">
      <style:paragraph-properties fo:margin-left="1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rsid="007b964b" officeooo:paragraph-rsid="001be321" style:font-size-asian="8pt" style:font-weight-asian="normal" style:font-size-complex="8pt" style:font-weight-complex="normal" fo:hyphenate="false" fo:hyphenation-remain-char-count="2" fo:hyphenation-push-char-count="2"/>
    </style:style>
    <style:style style:name="P41" style:family="paragraph" style:parent-style-name="Standard" style:list-style-name="WWNum1">
      <style:paragraph-properties fo:margin-left="1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rsid="00146716" officeooo:paragraph-rsid="001be321" style:font-size-asian="8pt" style:font-weight-asian="normal" style:font-size-complex="8pt" style:font-weight-complex="normal" fo:hyphenate="false" fo:hyphenation-remain-char-count="2" fo:hyphenation-push-char-count="2"/>
    </style:style>
    <style:style style:name="P42" style:family="paragraph" style:parent-style-name="Standard" style:list-style-name="WWNum1" style:master-page-name="">
      <style:paragraph-properties fo:margin-left="1cm" fo:margin-right="0cm" fo:margin-top="0cm" fo:margin-bottom="0.199cm" style:contextual-spacing="false" fo:text-align="start" style:justify-single-word="false" fo:orphans="0" fo:widows="0" fo:hyphenation-ladder-count="no-limit" fo:text-indent="-0.499cm" style:auto-text-indent="false" style:page-number="auto" style:writing-mode="lr-tb">
        <style:tab-stops/>
      </style:paragraph-properties>
      <style:text-properties fo:color="#000000" style:font-name="Open Sans Light" fo:font-size="8pt" fo:font-weight="normal" officeooo:rsid="00a85973" officeooo:paragraph-rsid="00a85973" style:font-size-asian="8pt" style:font-weight-asian="normal" style:font-size-complex="8pt" style:font-weight-complex="normal" fo:hyphenate="false" fo:hyphenation-remain-char-count="2" fo:hyphenation-push-char-count="2"/>
    </style:style>
    <style:style style:name="P43" style:family="paragraph" style:parent-style-name="Standard" style:list-style-name="WWNum1">
      <style:paragraph-properties fo:margin-left="1cm" fo:margin-right="0cm" fo:margin-top="0cm" fo:margin-bottom="0.199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rsid="00a85973" officeooo:paragraph-rsid="003fd5b6" style:font-size-asian="8pt" style:font-weight-asian="normal" style:font-size-complex="8pt" style:font-weight-complex="normal" fo:hyphenate="false" fo:hyphenation-remain-char-count="2" fo:hyphenation-push-char-count="2"/>
    </style:style>
    <style:style style:name="P44" style:family="paragraph" style:parent-style-name="Standard" style:list-style-name="WWNum1" style:master-page-name="">
      <style:paragraph-properties fo:margin-left="1cm" fo:margin-right="0cm" fo:margin-top="0.199cm" fo:margin-bottom="0.199cm" style:contextual-spacing="false" fo:text-align="start" style:justify-single-word="false" fo:orphans="0" fo:widows="0" fo:hyphenation-ladder-count="no-limit" fo:text-indent="-0.499cm" style:auto-text-indent="false" style:page-number="auto" style:writing-mode="lr-tb">
        <style:tab-stops/>
      </style:paragraph-properties>
      <style:text-properties fo:color="#000000" style:font-name="Open Sans Light" fo:font-size="8pt" fo:font-weight="normal" officeooo:paragraph-rsid="003fd5b6" style:font-size-asian="8pt" style:font-weight-asian="normal" style:font-size-complex="8pt" style:font-weight-complex="normal" fo:hyphenate="false" fo:hyphenation-remain-char-count="2" fo:hyphenation-push-char-count="2"/>
    </style:style>
    <style:style style:name="P45" style:family="paragraph" style:parent-style-name="Standard" style:list-style-name="WWNum1">
      <style:paragraph-properties fo:margin-left="1.101cm" fo:margin-right="0cm" fo:margin-top="0cm" fo:margin-bottom="0.101cm" style:contextual-spacing="false" fo:text-align="start" style:justify-single-word="false" fo:orphans="0" fo:widows="0" fo:hyphenation-ladder-count="no-limit" fo:text-indent="-0.6cm" style:auto-text-indent="false" style:writing-mode="lr-tb">
        <style:tab-stops/>
      </style:paragraph-properties>
      <style:text-properties fo:color="#000000" style:font-name="Open Sans Light" fo:font-size="8pt" fo:font-weight="normal" style:font-size-asian="8pt" style:font-weight-asian="normal" style:font-size-complex="8pt" style:font-weight-complex="normal" fo:hyphenate="false" fo:hyphenation-remain-char-count="2" fo:hyphenation-push-char-count="2"/>
    </style:style>
    <style:style style:name="P46" style:family="paragraph" style:parent-style-name="Standard" style:list-style-name="WWNum1">
      <style:paragraph-properties fo:margin-left="1.101cm" fo:margin-right="0cm" fo:margin-top="0cm" fo:margin-bottom="0.101cm" style:contextual-spacing="false" fo:text-align="start" style:justify-single-word="false" fo:orphans="0" fo:widows="0" fo:hyphenation-ladder-count="no-limit" fo:text-indent="-0.6cm" style:auto-text-indent="false" style:writing-mode="lr-tb">
        <style:tab-stops/>
      </style:paragraph-properties>
      <style:text-properties fo:color="#000000" style:font-name="Open Sans Light" fo:font-size="8pt" fo:font-weight="normal" officeooo:paragraph-rsid="00b13857" style:font-size-asian="8pt" style:font-weight-asian="normal" style:font-size-complex="8pt" style:font-weight-complex="normal" fo:hyphenate="false" fo:hyphenation-remain-char-count="2" fo:hyphenation-push-char-count="2"/>
    </style:style>
    <style:style style:name="P47" style:family="paragraph" style:parent-style-name="Standard" style:list-style-name="WWNum1">
      <style:paragraph-properties fo:margin-left="1.101cm" fo:margin-right="0cm" fo:margin-top="0cm" fo:margin-bottom="0.101cm" style:contextual-spacing="false" fo:text-align="start" style:justify-single-word="false" fo:orphans="0" fo:widows="0" fo:hyphenation-ladder-count="no-limit" fo:text-indent="-0.6cm" style:auto-text-indent="false" style:writing-mode="lr-tb">
        <style:tab-stops/>
      </style:paragraph-properties>
      <style:text-properties fo:color="#000000" style:font-name="Open Sans Light" fo:font-size="8pt" fo:font-weight="normal" officeooo:rsid="007b448c" officeooo:paragraph-rsid="007b448c" style:font-size-asian="8pt" style:font-weight-asian="normal" style:font-size-complex="8pt" style:font-weight-complex="normal" fo:hyphenate="false" fo:hyphenation-remain-char-count="2" fo:hyphenation-push-char-count="2"/>
    </style:style>
    <style:style style:name="P48" style:family="paragraph" style:parent-style-name="Standard" style:list-style-name="WWNum1" style:master-page-name="">
      <style:paragraph-properties fo:margin-left="1.101cm" fo:margin-right="0cm" fo:margin-top="0cm" fo:margin-bottom="0.101cm" style:contextual-spacing="false" fo:text-align="start" style:justify-single-word="false" fo:orphans="0" fo:widows="0" fo:hyphenation-ladder-count="no-limit" fo:text-indent="-0.6cm" style:auto-text-indent="false" style:page-number="auto" style:writing-mode="lr-tb">
        <style:tab-stops/>
      </style:paragraph-properties>
      <style:text-properties fo:color="#000000" style:font-name="Open Sans Light" fo:font-size="8pt" fo:font-weight="normal" officeooo:rsid="007c9091" officeooo:paragraph-rsid="007c9091" style:font-size-asian="8pt" style:font-weight-asian="normal" style:font-size-complex="8pt" style:font-weight-complex="normal" fo:hyphenate="false" fo:hyphenation-remain-char-count="2" fo:hyphenation-push-char-count="2"/>
    </style:style>
    <style:style style:name="P49" style:family="paragraph" style:parent-style-name="Standard" style:list-style-name="WWNum1" style:master-page-name="">
      <style:paragraph-properties fo:margin-left="1.101cm" fo:margin-right="0cm" fo:margin-top="0cm" fo:margin-bottom="0.101cm" style:contextual-spacing="false" fo:text-align="start" style:justify-single-word="false" fo:orphans="0" fo:widows="0" fo:hyphenation-ladder-count="no-limit" fo:text-indent="-0.6cm" style:auto-text-indent="false" style:page-number="auto" style:writing-mode="lr-tb">
        <style:tab-stops/>
      </style:paragraph-properties>
      <style:text-properties fo:color="#000000" style:font-name="Open Sans Light" fo:font-size="8pt" fo:font-weight="normal" officeooo:rsid="007b448c" officeooo:paragraph-rsid="007b448c" style:font-size-asian="8pt" style:font-weight-asian="normal" style:font-size-complex="8pt" style:font-weight-complex="normal" fo:hyphenate="false" fo:hyphenation-remain-char-count="2" fo:hyphenation-push-char-count="2"/>
    </style:style>
    <style:style style:name="P50" style:family="paragraph" style:parent-style-name="Standard" style:list-style-name="WWNum1">
      <style:paragraph-properties fo:margin-left="1.499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rsid="00defcff" officeooo:paragraph-rsid="00defcff" style:font-size-asian="8pt" style:font-weight-asian="normal" style:font-size-complex="8pt" style:font-weight-complex="normal" fo:hyphenate="false" fo:hyphenation-remain-char-count="2" fo:hyphenation-push-char-count="2"/>
    </style:style>
    <style:style style:name="P51" style:family="paragraph" style:parent-style-name="Standard" style:list-style-name="WWNum1">
      <style:paragraph-properties fo:margin-left="1.499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rsid="00defcff" officeooo:paragraph-rsid="00ee519a" style:font-size-asian="8pt" style:font-weight-asian="normal" style:font-size-complex="8pt" style:font-weight-complex="normal" fo:hyphenate="false" fo:hyphenation-remain-char-count="2" fo:hyphenation-push-char-count="2"/>
    </style:style>
    <style:style style:name="P52" style:family="paragraph" style:parent-style-name="Standard" style:list-style-name="WWNum1">
      <style:paragraph-properties fo:margin-left="1.499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rsid="00e03d12" officeooo:paragraph-rsid="00e03d12" style:font-size-asian="8pt" style:font-weight-asian="normal" style:font-size-complex="8pt" style:font-weight-complex="normal" fo:hyphenate="false" fo:hyphenation-remain-char-count="2" fo:hyphenation-push-char-count="2"/>
    </style:style>
    <style:style style:name="P53" style:family="paragraph" style:parent-style-name="Standard" style:list-style-name="WWNum1">
      <style:paragraph-properties fo:margin-left="1.499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rsid="00e03d12" officeooo:paragraph-rsid="00ee519a" style:font-size-asian="8pt" style:font-weight-asian="normal" style:font-size-complex="8pt" style:font-weight-complex="normal" fo:hyphenate="false" fo:hyphenation-remain-char-count="2" fo:hyphenation-push-char-count="2"/>
    </style:style>
    <style:style style:name="P54" style:family="paragraph" style:parent-style-name="Standard" style:list-style-name="WWNum1">
      <style:paragraph-properties fo:margin-left="1.499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rsid="00f618e8" officeooo:paragraph-rsid="00f618e8" style:font-size-asian="8pt" style:font-weight-asian="normal" style:font-size-complex="8pt" style:font-weight-complex="normal" fo:hyphenate="false" fo:hyphenation-remain-char-count="2" fo:hyphenation-push-char-count="2"/>
    </style:style>
    <style:style style:name="P55" style:family="paragraph" style:parent-style-name="Standard" style:list-style-name="WWNum1">
      <style:paragraph-properties fo:margin-left="1.499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rsid="00e1c418" officeooo:paragraph-rsid="00e1c418" style:font-size-asian="8pt" style:font-weight-asian="normal" style:font-size-complex="8pt" style:font-weight-complex="normal" fo:hyphenate="false" fo:hyphenation-remain-char-count="2" fo:hyphenation-push-char-count="2"/>
    </style:style>
    <style:style style:name="P56" style:family="paragraph" style:parent-style-name="Standard" style:list-style-name="WWNum1">
      <style:paragraph-properties fo:margin-left="1.499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rsid="00e8cf28" officeooo:paragraph-rsid="00ee519a" style:font-size-asian="8pt" style:font-weight-asian="normal" style:font-size-complex="8pt" style:font-weight-complex="normal" fo:hyphenate="false" fo:hyphenation-remain-char-count="2" fo:hyphenation-push-char-count="2"/>
    </style:style>
    <style:style style:name="P57" style:family="paragraph" style:parent-style-name="Standard" style:list-style-name="WWNum1">
      <style:paragraph-properties fo:margin-left="1.499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rsid="00ef97ee" officeooo:paragraph-rsid="00ef97ee" style:font-size-asian="8pt" style:font-weight-asian="normal" style:font-size-complex="8pt" style:font-weight-complex="normal" fo:hyphenate="false" fo:hyphenation-remain-char-count="2" fo:hyphenation-push-char-count="2"/>
    </style:style>
    <style:style style:name="P58" style:family="paragraph" style:parent-style-name="Standard" style:list-style-name="WWNum1">
      <style:paragraph-properties fo:margin-left="1.499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style:font-size-asian="8pt" style:font-weight-asian="normal" style:font-size-complex="8pt" style:font-weight-complex="normal" fo:hyphenate="false" fo:hyphenation-remain-char-count="2" fo:hyphenation-push-char-count="2"/>
    </style:style>
    <style:style style:name="P59" style:family="paragraph" style:parent-style-name="Standard" style:list-style-name="WWNum1">
      <style:paragraph-properties fo:margin-left="1.499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rsid="0051e235" officeooo:paragraph-rsid="00f32b7e" style:font-size-asian="8pt" style:font-weight-asian="normal" style:font-size-complex="8pt" style:font-weight-complex="normal" fo:hyphenate="false" fo:hyphenation-remain-char-count="2" fo:hyphenation-push-char-count="2"/>
    </style:style>
    <style:style style:name="P60" style:family="paragraph" style:parent-style-name="Standard" style:list-style-name="WWNum1">
      <style:paragraph-properties fo:margin-left="1.499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rsid="00bb05ce" officeooo:paragraph-rsid="00f32b7e" style:font-size-asian="8pt" style:font-weight-asian="normal" style:font-size-complex="8pt" style:font-weight-complex="normal" fo:hyphenate="false" fo:hyphenation-remain-char-count="2" fo:hyphenation-push-char-count="2"/>
    </style:style>
    <style:style style:name="P61" style:family="paragraph" style:parent-style-name="Standard" style:list-style-name="WWNum1">
      <style:paragraph-properties fo:margin-left="1.499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rsid="005415f5" officeooo:paragraph-rsid="005415f5" style:font-size-asian="8pt" style:font-weight-asian="normal" style:font-size-complex="8pt" style:font-weight-complex="normal" fo:hyphenate="false" fo:hyphenation-remain-char-count="2" fo:hyphenation-push-char-count="2"/>
    </style:style>
    <style:style style:name="P62" style:family="paragraph" style:parent-style-name="Standard" style:list-style-name="WWNum1">
      <style:paragraph-properties fo:margin-left="1.499cm" fo:margin-right="0cm" fo:margin-top="0cm" fo:margin-bottom="0.101cm" style:contextual-spacing="false" fo:text-align="start" style:justify-single-word="false" fo:orphans="0" fo:widows="0" fo:hyphenation-ladder-count="no-limit" fo:text-indent="-0.499cm" style:auto-text-indent="false" style:writing-mode="lr-tb">
        <style:tab-stops/>
      </style:paragraph-properties>
      <style:text-properties fo:color="#000000" style:font-name="Open Sans Light" fo:font-size="8pt" fo:font-weight="normal" officeooo:rsid="00ea7517" officeooo:paragraph-rsid="00ea7517" style:font-size-asian="8pt" style:font-weight-asian="normal" style:font-size-complex="8pt" style:font-weight-complex="normal" fo:hyphenate="false" fo:hyphenation-remain-char-count="2" fo:hyphenation-push-char-count="2"/>
    </style:style>
    <style:style style:name="P63" style:family="paragraph" style:parent-style-name="Standard" style:list-style-name="WWNum1" style:master-page-name="">
      <style:paragraph-properties fo:margin-left="1.499cm" fo:margin-right="0cm" fo:margin-top="0cm" fo:margin-bottom="0.101cm" style:contextual-spacing="false" fo:text-align="start" style:justify-single-word="false" fo:orphans="0" fo:widows="0" fo:hyphenation-ladder-count="no-limit" fo:text-indent="-0.499cm" style:auto-text-indent="false" style:page-number="auto" style:writing-mode="lr-tb">
        <style:tab-stops/>
      </style:paragraph-properties>
      <style:text-properties fo:color="#000000" style:font-name="Open Sans Light" fo:font-size="8pt" fo:font-weight="normal" officeooo:rsid="0051e235" officeooo:paragraph-rsid="0059b129" style:font-size-asian="8pt" style:font-weight-asian="normal" style:font-size-complex="8pt" style:font-weight-complex="normal" fo:hyphenate="false" fo:hyphenation-remain-char-count="2" fo:hyphenation-push-char-count="2"/>
    </style:style>
    <style:style style:name="P64" style:family="paragraph" style:parent-style-name="Standard" style:list-style-name="WWNum1" style:master-page-name="">
      <style:paragraph-properties fo:margin-left="1.499cm" fo:margin-right="0cm" fo:margin-top="0cm" fo:margin-bottom="0.101cm" style:contextual-spacing="false" fo:text-align="start" style:justify-single-word="false" fo:orphans="0" fo:widows="0" fo:hyphenation-ladder-count="no-limit" fo:text-indent="-0.499cm" style:auto-text-indent="false" style:page-number="auto" style:writing-mode="lr-tb">
        <style:tab-stops/>
      </style:paragraph-properties>
      <style:text-properties fo:color="#000000" style:font-name="Open Sans Light" fo:font-size="8pt" fo:font-weight="normal" style:font-size-asian="8pt" style:font-weight-asian="normal" style:font-size-complex="8pt" style:font-weight-complex="normal" fo:hyphenate="false" fo:hyphenation-remain-char-count="2" fo:hyphenation-push-char-count="2"/>
    </style:style>
    <style:style style:name="P65" style:family="paragraph" style:parent-style-name="Standard" style:list-style-name="WWNum1" style:master-page-name="">
      <style:paragraph-properties fo:margin-left="1.499cm" fo:margin-right="0cm" fo:margin-top="0cm" fo:margin-bottom="0.101cm" style:contextual-spacing="false" fo:text-align="start" style:justify-single-word="false" fo:orphans="0" fo:widows="0" fo:hyphenation-ladder-count="no-limit" fo:text-indent="-0.499cm" style:auto-text-indent="false" style:page-number="auto" style:writing-mode="lr-tb">
        <style:tab-stops/>
      </style:paragraph-properties>
      <style:text-properties fo:color="#000000" style:font-name="Open Sans Light" fo:font-size="8pt" fo:font-weight="normal" officeooo:paragraph-rsid="005bb9e3" style:font-size-asian="8pt" style:font-weight-asian="normal" style:font-size-complex="8pt" style:font-weight-complex="normal" fo:hyphenate="false" fo:hyphenation-remain-char-count="2" fo:hyphenation-push-char-count="2"/>
    </style:style>
    <style:style style:name="P66" style:family="paragraph" style:parent-style-name="Standard" style:list-style-name="WWNum1" style:master-page-name="">
      <style:paragraph-properties fo:margin-left="1cm" fo:margin-right="0cm" fo:margin-top="0cm" fo:margin-bottom="0.101cm" style:contextual-spacing="false" fo:text-align="start" style:justify-single-word="false" fo:orphans="0" fo:widows="0" fo:hyphenation-ladder-count="no-limit" fo:text-indent="-0.6cm" style:auto-text-indent="false" style:page-number="auto" style:writing-mode="lr-tb">
        <style:tab-stops/>
      </style:paragraph-properties>
      <style:text-properties fo:color="#000000" style:font-name="Open Sans Light" fo:font-size="8pt" fo:font-weight="normal" officeooo:rsid="007b448c" officeooo:paragraph-rsid="007b448c" style:font-size-asian="8pt" style:font-weight-asian="normal" style:font-size-complex="8pt" style:font-weight-complex="normal" fo:hyphenate="false" fo:hyphenation-remain-char-count="2" fo:hyphenation-push-char-count="2"/>
    </style:style>
    <style:style style:name="T1" style:family="text">
      <style:text-properties officeooo:rsid="00159b1a"/>
    </style:style>
    <style:style style:name="T2" style:family="text">
      <style:text-properties officeooo:rsid="001794ab"/>
    </style:style>
    <style:style style:name="T3" style:family="text">
      <style:text-properties officeooo:rsid="001984d9"/>
    </style:style>
    <style:style style:name="T4" style:family="text">
      <style:text-properties style:font-name="Open Sans" fo:font-size="20pt" style:font-size-asian="20pt" style:font-size-complex="20pt"/>
    </style:style>
    <style:style style:name="T5" style:family="text">
      <style:text-properties style:font-name="Open Sans" fo:font-weight="bold" style:font-weight-asian="bold" style:font-weight-complex="bold"/>
    </style:style>
    <style:style style:name="T6" style:family="text">
      <style:text-properties style:font-name="Open Sans" fo:font-weight="bold" officeooo:rsid="001b5278" style:font-weight-asian="bold" style:font-weight-complex="bold"/>
    </style:style>
    <style:style style:name="T7" style:family="text">
      <style:text-properties style:font-name="Open Sans" fo:font-weight="bold" officeooo:rsid="00478a09" style:font-weight-asian="bold" style:font-weight-complex="bold"/>
    </style:style>
    <style:style style:name="T8" style:family="text">
      <style:text-properties style:font-name="Open Sans" fo:font-weight="bold" officeooo:rsid="004a9cd8" style:font-weight-asian="bold" style:font-weight-complex="bold"/>
    </style:style>
    <style:style style:name="T9" style:family="text">
      <style:text-properties style:font-name="Open Sans" fo:font-weight="bold" officeooo:rsid="0093ca0e" style:font-weight-asian="bold" style:font-weight-complex="bold"/>
    </style:style>
    <style:style style:name="T10" style:family="text">
      <style:text-properties style:font-name="Open Sans" fo:font-weight="bold" officeooo:rsid="00976830" style:font-weight-asian="bold" style:font-weight-complex="bold"/>
    </style:style>
    <style:style style:name="T11" style:family="text">
      <style:text-properties style:font-name="Open Sans" fo:font-weight="bold" officeooo:rsid="00f86ccd" style:font-weight-asian="bold" style:font-weight-complex="bold"/>
    </style:style>
    <style:style style:name="T12" style:family="text">
      <style:text-properties fo:color="#000000" style:text-underline-style="none"/>
    </style:style>
    <style:style style:name="T13" style:family="text">
      <style:text-properties fo:color="#000000" style:font-name="Open Sans Light" fo:font-size="8pt" style:text-underline-style="none" fo:font-weight="normal" officeooo:rsid="00aae286" style:font-size-asian="8pt" style:font-weight-asian="normal" style:font-size-complex="8pt" style:font-weight-complex="normal"/>
    </style:style>
    <style:style style:name="T14" style:family="text">
      <style:text-properties fo:font-size="12pt" style:font-size-asian="12pt" style:font-size-complex="12pt"/>
    </style:style>
    <style:style style:name="T15" style:family="text">
      <style:text-properties fo:font-size="12pt" officeooo:rsid="00906623" style:font-size-asian="12pt" style:font-size-complex="12pt"/>
    </style:style>
    <style:style style:name="T16" style:family="text">
      <style:text-properties fo:font-size="7pt" style:font-size-asian="7pt" style:font-size-complex="7pt"/>
    </style:style>
    <style:style style:name="T17" style:family="text">
      <style:text-properties fo:font-size="7pt" officeooo:rsid="003fd5b6" style:font-size-asian="7pt" style:font-size-complex="7pt"/>
    </style:style>
    <style:style style:name="T18" style:family="text">
      <style:text-properties fo:font-size="7pt" officeooo:rsid="00926820" style:font-size-asian="7pt" style:font-size-complex="7pt"/>
    </style:style>
    <style:style style:name="T19" style:family="text">
      <style:text-properties fo:font-size="7pt" officeooo:rsid="0093ca0e" style:font-size-asian="7pt" style:font-size-complex="7pt"/>
    </style:style>
    <style:style style:name="T20" style:family="text">
      <style:text-properties fo:font-size="7pt" officeooo:rsid="00f86ccd" style:font-size-asian="7pt" style:font-size-complex="7pt"/>
    </style:style>
    <style:style style:name="T21" style:family="text">
      <style:text-properties fo:font-size="7pt" officeooo:rsid="00fdc516" style:font-size-asian="7pt" style:font-size-complex="7pt"/>
    </style:style>
    <style:style style:name="T22" style:family="text">
      <style:text-properties fo:font-size="7pt" fo:font-style="normal" officeooo:rsid="00686ead" style:font-size-asian="7pt" style:font-style-asian="normal" style:font-size-complex="7pt" style:font-style-complex="normal"/>
    </style:style>
    <style:style style:name="T23" style:family="text">
      <style:text-properties fo:font-weight="bold" style:font-weight-asian="bold" style:font-weight-complex="bold"/>
    </style:style>
    <style:style style:name="T24" style:family="text">
      <style:text-properties fo:font-weight="bold" officeooo:rsid="0079186e" style:font-weight-asian="bold" style:font-weight-complex="bold"/>
    </style:style>
    <style:style style:name="T25" style:family="text">
      <style:text-properties fo:font-weight="bold" officeooo:rsid="00ce75e5" style:font-weight-asian="bold" style:font-weight-complex="bold"/>
    </style:style>
    <style:style style:name="T26" style:family="text">
      <style:text-properties officeooo:rsid="003fd5b6"/>
    </style:style>
    <style:style style:name="T27" style:family="text">
      <style:text-properties officeooo:rsid="004bd4f1"/>
    </style:style>
    <style:style style:name="T28" style:family="text">
      <style:text-properties officeooo:rsid="004e1d72"/>
    </style:style>
    <style:style style:name="T29" style:family="text">
      <style:text-properties officeooo:rsid="004ebb4a"/>
    </style:style>
    <style:style style:name="T30" style:family="text">
      <style:text-properties officeooo:rsid="00584758"/>
    </style:style>
    <style:style style:name="T31" style:family="text">
      <style:text-properties officeooo:rsid="005cfd3d"/>
    </style:style>
    <style:style style:name="T32" style:family="text">
      <style:text-properties officeooo:rsid="0063616d"/>
    </style:style>
    <style:style style:name="T33" style:family="text">
      <style:text-properties officeooo:rsid="0071be5a"/>
    </style:style>
    <style:style style:name="T34" style:family="text">
      <style:text-properties officeooo:rsid="0071ef4e"/>
    </style:style>
    <style:style style:name="T35" style:family="text">
      <style:text-properties style:font-name="Open Sans Light1"/>
    </style:style>
    <style:style style:name="T36" style:family="text">
      <style:text-properties officeooo:rsid="007afafc"/>
    </style:style>
    <style:style style:name="T37" style:family="text">
      <style:text-properties officeooo:rsid="007b964b"/>
    </style:style>
    <style:style style:name="T38" style:family="text">
      <style:text-properties officeooo:rsid="00844597"/>
    </style:style>
    <style:style style:name="T39" style:family="text">
      <style:text-properties officeooo:rsid="00863cb0"/>
    </style:style>
    <style:style style:name="T40" style:family="text">
      <style:text-properties officeooo:rsid="0089b9cd"/>
    </style:style>
    <style:style style:name="T41" style:family="text">
      <style:text-properties officeooo:rsid="008dd8ea"/>
    </style:style>
    <style:style style:name="T42" style:family="text">
      <style:text-properties officeooo:rsid="00906623"/>
    </style:style>
    <style:style style:name="T43" style:family="text">
      <style:text-properties officeooo:rsid="00926820"/>
    </style:style>
    <style:style style:name="T44" style:family="text">
      <style:text-properties officeooo:rsid="0093ca0e"/>
    </style:style>
    <style:style style:name="T45" style:family="text">
      <style:text-properties officeooo:rsid="00976830"/>
    </style:style>
    <style:style style:name="T46" style:family="text">
      <style:text-properties officeooo:rsid="00985146"/>
    </style:style>
    <style:style style:name="T47" style:family="text">
      <style:text-properties officeooo:rsid="0099be4d"/>
    </style:style>
    <style:style style:name="T48" style:family="text">
      <style:text-properties officeooo:rsid="009f9e37"/>
    </style:style>
    <style:style style:name="T49" style:family="text">
      <style:text-properties officeooo:rsid="00a13bb6"/>
    </style:style>
    <style:style style:name="T50" style:family="text">
      <style:text-properties officeooo:rsid="00ad787d"/>
    </style:style>
    <style:style style:name="T51" style:family="text">
      <style:text-properties officeooo:rsid="00b13857"/>
    </style:style>
    <style:style style:name="T52" style:family="text">
      <style:text-properties officeooo:rsid="00b2ea8b"/>
    </style:style>
    <style:style style:name="T53" style:family="text">
      <style:text-properties officeooo:rsid="00b461f1"/>
    </style:style>
    <style:style style:name="T54" style:family="text">
      <style:text-properties style:font-name="FontAwesome" fo:font-size="8pt" fo:font-weight="normal" officeooo:rsid="00b461f1" style:font-name-asian="FontAwesome" style:font-size-asian="8pt" style:font-weight-asian="normal" style:font-name-complex="FontAwesome" style:font-size-complex="8pt" style:font-weight-complex="normal"/>
    </style:style>
    <style:style style:name="T55" style:family="text">
      <style:text-properties officeooo:rsid="00b628b4"/>
    </style:style>
    <style:style style:name="T56" style:family="text">
      <style:text-properties officeooo:rsid="00ba30f4"/>
    </style:style>
    <style:style style:name="T57" style:family="text">
      <style:text-properties officeooo:rsid="00bb05ce"/>
    </style:style>
    <style:style style:name="T58" style:family="text">
      <style:text-properties officeooo:rsid="00bcded5"/>
    </style:style>
    <style:style style:name="T59" style:family="text">
      <style:text-properties officeooo:rsid="00be0bd4"/>
    </style:style>
    <style:style style:name="T60" style:family="text">
      <style:text-properties officeooo:rsid="00c01620"/>
    </style:style>
    <style:style style:name="T61" style:family="text">
      <style:text-properties officeooo:rsid="00c450ac"/>
    </style:style>
    <style:style style:name="T62" style:family="text">
      <style:text-properties officeooo:rsid="00c62af2"/>
    </style:style>
    <style:style style:name="T63" style:family="text">
      <style:text-properties officeooo:rsid="00c72472"/>
    </style:style>
    <style:style style:name="T64" style:family="text">
      <style:text-properties officeooo:rsid="00c9e1cf"/>
    </style:style>
    <style:style style:name="T65" style:family="text">
      <style:text-properties officeooo:rsid="00cb987e"/>
    </style:style>
    <style:style style:name="T66" style:family="text">
      <style:text-properties officeooo:rsid="00cbae25"/>
    </style:style>
    <style:style style:name="T67" style:family="text">
      <style:text-properties officeooo:rsid="00cc7df2"/>
    </style:style>
    <style:style style:name="T68" style:family="text">
      <style:text-properties officeooo:rsid="00cde16d"/>
    </style:style>
    <style:style style:name="T69" style:family="text">
      <style:text-properties officeooo:rsid="00ce75e5"/>
    </style:style>
    <style:style style:name="T70" style:family="text">
      <style:text-properties officeooo:rsid="00d03099"/>
    </style:style>
    <style:style style:name="T71" style:family="text">
      <style:text-properties officeooo:rsid="00d1181a"/>
    </style:style>
    <style:style style:name="T72" style:family="text">
      <style:text-properties officeooo:rsid="00d61e15"/>
    </style:style>
    <style:style style:name="T73" style:family="text">
      <style:text-properties fo:font-size="6pt" fo:font-weight="bold" style:font-size-asian="6pt" style:font-weight-asian="bold" style:font-size-complex="6pt" style:font-weight-complex="bold"/>
    </style:style>
    <style:style style:name="T74" style:family="text">
      <style:text-properties fo:font-size="6pt" fo:font-weight="bold" officeooo:rsid="00976830" style:font-size-asian="6pt" style:font-weight-asian="bold" style:font-size-complex="6pt" style:font-weight-complex="bold"/>
    </style:style>
    <style:style style:name="T75" style:family="text">
      <style:text-properties fo:font-size="6pt" fo:font-weight="bold" officeooo:rsid="00926820" style:font-size-asian="6pt" style:font-weight-asian="bold" style:font-size-complex="6pt" style:font-weight-complex="bold"/>
    </style:style>
    <style:style style:name="T76" style:family="text">
      <style:text-properties fo:font-size="6pt" fo:font-style="normal" fo:font-weight="bold" officeooo:rsid="00686ead" style:font-size-asian="6pt" style:font-style-asian="normal" style:font-weight-asian="bold" style:font-size-complex="6pt" style:font-style-complex="normal" style:font-weight-complex="bold"/>
    </style:style>
    <style:style style:name="T77" style:family="text">
      <style:text-properties fo:font-size="6pt" fo:font-style="normal" fo:font-weight="bold" officeooo:rsid="006f2a96" style:font-size-asian="6pt" style:font-style-asian="normal" style:font-weight-asian="bold" style:font-size-complex="6pt" style:font-style-complex="normal" style:font-weight-complex="bold"/>
    </style:style>
    <style:style style:name="T78" style:family="text">
      <style:text-properties fo:font-size="6pt" fo:font-style="normal" fo:font-weight="bold" officeooo:rsid="00699b06" style:font-size-asian="6pt" style:font-style-asian="normal" style:font-weight-asian="bold" style:font-size-complex="6pt" style:font-style-complex="normal" style:font-weight-complex="bold"/>
    </style:style>
    <style:style style:name="T79" style:family="text">
      <style:text-properties fo:font-size="6pt" fo:font-style="normal" fo:font-weight="bold" officeooo:rsid="006ad553" style:font-size-asian="6pt" style:font-style-asian="normal" style:font-weight-asian="bold" style:font-size-complex="6pt" style:font-style-complex="normal" style:font-weight-complex="bold"/>
    </style:style>
    <style:style style:name="T80" style:family="text">
      <style:text-properties fo:font-size="6pt" fo:font-style="normal" fo:font-weight="bold" officeooo:rsid="009afc84" style:font-size-asian="6pt" style:font-style-asian="normal" style:font-weight-asian="bold" style:font-size-complex="6pt" style:font-style-complex="normal" style:font-weight-complex="bold"/>
    </style:style>
    <style:style style:name="T81" style:family="text">
      <style:text-properties fo:font-size="6pt" fo:font-style="normal" fo:font-weight="bold" officeooo:rsid="009bda94" style:font-size-asian="6pt" style:font-style-asian="normal" style:font-weight-asian="bold" style:font-size-complex="6pt" style:font-style-complex="normal" style:font-weight-complex="bold"/>
    </style:style>
    <style:style style:name="T82" style:family="text">
      <style:text-properties fo:font-size="6pt" fo:font-style="normal" fo:font-weight="bold" officeooo:rsid="009be182" style:font-size-asian="6pt" style:font-style-asian="normal" style:font-weight-asian="bold" style:font-size-complex="6pt" style:font-style-complex="normal" style:font-weight-complex="bold"/>
    </style:style>
    <style:style style:name="T83" style:family="text">
      <style:text-properties fo:font-size="6pt" fo:font-style="normal" fo:font-weight="bold" officeooo:rsid="00fa575b" style:font-size-asian="6pt" style:font-style-asian="normal" style:font-weight-asian="bold" style:font-size-complex="6pt" style:font-style-complex="normal" style:font-weight-complex="bold"/>
    </style:style>
    <style:style style:name="T84" style:family="text">
      <style:text-properties fo:font-size="6pt" fo:font-style="normal" fo:font-weight="bold" officeooo:rsid="00fb4341" style:font-size-asian="6pt" style:font-style-asian="normal" style:font-weight-asian="bold" style:font-size-complex="6pt" style:font-style-complex="normal" style:font-weight-complex="bold"/>
    </style:style>
    <style:style style:name="T85" style:family="text">
      <style:text-properties officeooo:rsid="00e03d12"/>
    </style:style>
    <style:style style:name="T86" style:family="text">
      <style:text-properties officeooo:rsid="00e82475"/>
    </style:style>
    <style:style style:name="T87" style:family="text">
      <style:text-properties officeooo:rsid="00ee519a"/>
    </style:style>
    <style:style style:name="T88" style:family="text">
      <style:text-properties officeooo:rsid="00f01695"/>
    </style:style>
    <style:style style:name="T89" style:family="text">
      <style:text-properties officeooo:rsid="00f1af45"/>
    </style:style>
    <style:style style:name="T90" style:family="text">
      <style:text-properties officeooo:rsid="00f33d81"/>
    </style:style>
    <style:style style:name="T91" style:family="text">
      <style:text-properties officeooo:rsid="00f4095b"/>
    </style:style>
    <style:style style:name="T92" style:family="text">
      <style:text-properties officeooo:rsid="00f6c054"/>
    </style:style>
    <style:style style:name="T93" style:family="text">
      <style:text-properties officeooo:rsid="00f86ccd"/>
    </style:style>
    <style:style style:name="T94" style:family="text">
      <style:text-properties officeooo:rsid="00fa575b"/>
    </style:style>
    <style:style style:name="T95" style:family="text">
      <style:text-properties officeooo:rsid="00fc3567"/>
    </style:style>
    <style:style style:name="T96" style:family="text">
      <style:text-properties officeooo:rsid="00fda8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4">Y</text:span><text:span text:style-name="T35">VES</text:span> <text:span text:style-name="T4">L</text:span>ORENZO <text:span text:style-name="T4">V</text:span>. <text:span text:style-name="T4">Y</text:span>EE</text:p>
      <text:p text:style-name="P19"><text:span text:style-name="T54"></text:span><text:span text:style-name="T53"> IT Consultant</text:span></text:p>
      <text:p text:style-name="P18"><text:span text:style-name="T54"></text:span><text:span text:style-name="T53"> F</text:span>ull-Stack Web Developer</text:p>
      <table:table table:name="Table1" table:style-name="Table1">
        <table:table-column table:style-name="Table1.A"/>
        <table:table-column table:style-name="Table1.B"/>
        <table:table-row table:style-name="Table1.1">
          <table:table-cell table:style-name="Table1.A1" office:value-type="string">
            <text:p text:style-name="P7"></text:p>
            <text:p text:style-name="P10"></text:p>
            <text:p text:style-name="P9"></text:p>
            <text:p text:style-name="P8"></text:p>
          </table:table-cell>
          <table:table-cell table:style-name="Table1.B1" office:value-type="string">
            <text:p text:style-name="P4">494 Tinajero Street, Del Pilar, City of San Fernando, Pampanga, Philippines</text:p>
            <text:p text:style-name="P5"><text:a xlink:type="simple" xlink:href="mailto:yee.lorenz@gmail.com"><text:span text:style-name="Internet_20_link"><text:span text:style-name="T12">yee.lorenz@gmail.com</text:span></text:span></text:a></text:p>
            <text:p text:style-name="P6"><text:span text:style-name="Internet_20_link"><text:span text:style-name="T12">(+63) 935-902-3886</text:span></text:span></text:p>
            <text:p text:style-name="P17"><text:a xlink:type="simple" xlink:href="http://yves-lorenzo.com/"><text:span text:style-name="Internet_20_link"><text:span text:style-name="T13">yves-lorenzo.com</text:span></text:span></text:a></text:p>
          </table:table-cell>
        </table:table-row>
      </table:table>
      <text:p text:style-name="P2"/>
      <text:p text:style-name="P1"/>
      <text:p text:style-name="P12"><text:span text:style-name="T14">O</text:span>VERVIEW</text:p>
      <text:p text:style-name="P16">A <text:span text:style-name="T53">F</text:span>ull-<text:span text:style-name="T53">S</text:span>tack <text:span text:style-name="T53">W</text:span>eb <text:span text:style-name="T53">D</text:span>eveloper <text:span text:style-name="T52">and currently an IT Consultant</text:span> with an involvement on several PHP-based projects that could handle back-end development, front-end development, application security and server management. A one-man team most of the time, and loves open-source <text:span text:style-name="T40">&amp; experimental</text:span> projects. <text:span text:style-name="T41">Very passionate</text:span> <text:span text:style-name="T41">in supporting</text:span>, learning and contributing <text:span text:style-name="T52">to</text:span> the IT community, <text:span text:style-name="T55">helping and sharing knowledge with the novice developers</text:span>.</text:p>
      <text:p text:style-name="P15"/>
      <text:p text:style-name="P12"><text:span text:style-name="T14">S</text:span>KILLS</text:p>
      <text:list xml:id="list5189794550618212952" text:style-name="WWNum1">
        <text:list-item>
          <text:p text:style-name="P22">PHP, Laravel, WordPress, JavaScript, jQuery, AJAX, SQL, JSON <text:span text:style-name="T48">and Bash Shell Scripting</text:span></text:p>
        </text:list-item>
        <text:list-item>
          <text:p text:style-name="P45">MVC, OOP, Repository Pattern and Modular Pattern</text:p>
        </text:list-item>
        <text:list-item>
          <text:p text:style-name="P46">HTML<text:span text:style-name="T49">5</text:span>, CSS<text:span text:style-name="T49">3</text:span>, <text:span text:style-name="T51">Sass, </text:span>Bootstrap</text:p>
        </text:list-item>
        <text:list-item>
          <text:p text:style-name="P46"><text:span text:style-name="T51">Development tools and utilities: Git, Composer, NPM, Postman, JIRA, Kanban, Google Maps API, FileZilla, </text:span>P<text:span text:style-name="T51">hotoshop, GIMP</text:span></text:p>
        </text:list-item>
        <text:list-item>
          <text:p text:style-name="P31">Web hosting and server management with <text:span text:style-name="T51">Linux (Ubuntu), </text:span>Linode, AWS (Amazon Web Services), <text:span text:style-name="T51">CloudFlare, NameCheap,</text:span> WHM (Web Host Manager), cPanel, <text:span text:style-name="T38">Load Storm for load testing, New Relic and LongView for performance monitoring.</text:span></text:p>
        </text:list-item>
        <text:list-item>
          <text:p text:style-name="P31"><text:span text:style-name="T38">Basic knowledge in </text:span>Java, Visual Basic, V<text:span text:style-name="T48">B</text:span>.Net, <text:span text:style-name="T48">and Vue.js</text:span></text:p>
        </text:list-item>
      </text:list>
      <text:p text:style-name="P15"/>
      <text:p text:style-name="P12"><text:span text:style-name="T14">P</text:span>ROFESSIONAL <text:span text:style-name="T14">E</text:span>XPERIENCES</text:p>
      <text:list xml:id="list214731988330410" text:continue-numbering="true" text:style-name="WWNum1">
        <text:list-item>
          <text:p text:style-name="P42"><text:span text:style-name="T5">IT Consultant</text:span> <text:span text:style-name="T23">UNITYNET CORPORATION</text:span>, Taguig City, Philippines<text:span text:style-name="T26"> <text:s text:c="82"/></text:span><text:span text:style-name="T17">(</text:span><text:span text:style-name="T16">Apr</text:span><text:span text:style-name="T17">. 201</text:span><text:span text:style-name="T16">7</text:span><text:span text:style-name="T17"> – Present)</text:span></text:p>
        </text:list-item>
        <text:list-item>
          <text:p text:style-name="P50">WordPress Plugin Development</text:p>
        </text:list-item>
        <text:list-item>
          <text:p text:style-name="P52">WordPress Theme Development</text:p>
        </text:list-item>
        <text:list-item>
          <text:p text:style-name="P54">WordPress <text:span text:style-name="T92">Application Cloning </text:span>and <text:span text:style-name="T92">Migration</text:span></text:p>
        </text:list-item>
        <text:list-item>
          <text:p text:style-name="P51">Server <text:span text:style-name="T85">Management</text:span></text:p>
        </text:list-item>
        <text:list-item>
          <text:p text:style-name="P53">Application and Database Management</text:p>
        </text:list-item>
        <text:list-item>
          <text:p text:style-name="P55"><text:span text:style-name="T87">Agile </text:span>Project Management <text:span text:style-name="T87">Methodology</text:span></text:p>
        </text:list-item>
        <text:list-item>
          <text:p text:style-name="P55"><text:span text:style-name="T86">Application </text:span>Configur<text:span text:style-name="T86">ation,</text:span> <text:span text:style-name="T86">B</text:span>uild<text:span text:style-name="T86">ing</text:span>, and <text:span text:style-name="T86">Testing</text:span></text:p>
        </text:list-item>
        <text:list-item>
          <text:p text:style-name="P56">Problem Solving and Debugging</text:p>
        </text:list-item>
        <text:list-item>
          <text:p text:style-name="P57">IT Systems and Structure Analyzation</text:p>
        </text:list-item>
        <text:list-item>
          <text:p text:style-name="P51">Version Control System</text:p>
        </text:list-item>
        <text:list-item>
          <text:p text:style-name="P43"><text:span text:style-name="T5">Full-Stack Web Developer</text:span> <text:s text:c="300"/><text:span text:style-name="T23">KOODI SYSTEMS</text:span>, City of San Fernando, Pampanga, Philippines <text:s text:c="2"/><text:span text:style-name="T26"><text:s text:c="89"/></text:span><text:span text:style-name="T17">(Mar. 2016 – </text:span><text:span text:style-name="T16">Mar. 2017</text:span><text:span text:style-name="T17">)</text:span></text:p>
        </text:list-item>
        <text:list-item>
          <text:p text:style-name="P58"><text:span text:style-name="T28">Back-end development with MVC and OOP methodologies and adaptation for the setup and implementation of <text:s/>R</text:span>epository Pattern &amp; Modular Pattern. <text:span text:style-name="T29">Data flow and additional feature integration analysis. Program testing and debugging.</text:span></text:p>
        </text:list-item>
        <text:list-item>
          <text:p text:style-name="P63">Front-end development including UI designing, structuring layout <text:span text:style-name="T56">and implementation of template designs and</text:span> <text:span text:style-name="T30">web designing</text:span> framework <text:span text:style-name="T89">which includes mobile responsiveness</text:span>.</text:p>
        </text:list-item>
        <text:list-item>
          <text:p text:style-name="P59"><text:soft-page-break/>Database management <text:span text:style-name="T57">involving </text:span>table structure design and relationships, data flow <text:span text:style-name="T57">analysis </text:span>&amp; normalization, and <text:span text:style-name="T57">data migration.</text:span></text:p>
        </text:list-item>
        <text:list-item>
          <text:p text:style-name="P60">Implementation of standard security protocols and data protection methods, and utilization of framework's built-in security features. </text:p>
        </text:list-item>
        <text:list-item>
          <text:p text:style-name="P63">Version control <text:span text:style-name="T90">system</text:span> and <text:span text:style-name="T91">common</text:span> development flow integration.</text:p>
        </text:list-item>
        <text:list-item>
          <text:p text:style-name="P61">Package development for boilerplate generation of standard features.</text:p>
        </text:list-item>
        <text:list-item>
          <text:p text:style-name="P62">Participation in code reviews.</text:p>
        </text:list-item>
        <text:list-item>
          <text:p text:style-name="P58">Web hosting and server management including domain <text:span text:style-name="T27">management, performance monitoring, load testing</text:span>, development <text:span text:style-name="T27">server</text:span> and production server setup, server cloning, virtual host <text:span text:style-name="T33">&amp; local host project development</text:span> setup, server <text:span text:style-name="T31">administration &amp;</text:span> security and file management.</text:p>
        </text:list-item>
        <text:list-item>
          <text:p text:style-name="P58">WordPress <text:span text:style-name="T58">Multisite configuration</text:span>, plugin &amp; theme setup and modification, child theming and custom templating, multi-domain setup &amp; domain mapping.</text:p>
        </text:list-item>
        <text:list-item>
          <text:p text:style-name="P65">Adaptation and implementation of open-source libraries and API, templates, development tools and other third party applications.</text:p>
        </text:list-item>
        <text:list-item>
          <text:p text:style-name="P58"><text:span text:style-name="T36">Utilization of project development tracking and p</text:span>roject management tool for <text:span text:style-name="T59">tasks, issues and bugs.</text:span></text:p>
        </text:list-item>
        <text:list-item>
          <text:p text:style-name="P58"><text:span text:style-name="T59">Client meeting</text:span> for <text:span text:style-name="T61">recent </text:span>features, updates and issues. <text:span text:style-name="T60">Team collaboration and </text:span>daily status reporting or SCRUM. <text:span text:style-name="T32">Contributing to the tech-community by attending and organizing events, conferences and workshops with Koodi Systems, and personally participate as a volunteer and resource speaker.</text:span></text:p>
        </text:list-item>
        <text:list-item>
          <text:p text:style-name="P44"><text:span text:style-name="T5">Lead Web Developer</text:span> <text:s text:c="310"/><text:span text:style-name="T23">i5 IT SOLUTIONS</text:span>, City of San Fernando, Pampanga, Philippines <text:s text:c="89"/><text:span text:style-name="T26"><text:s/></text:span><text:span text:style-name="T17">(Mar. 2015 - Feb. 2016)</text:span></text:p>
        </text:list-item>
        <text:list-item>
          <text:p text:style-name="P64">Back-end development with MVC and OOP methodologies within the framework. Data and additional feature integration analysis. <text:span text:style-name="T64">System</text:span> monitoring, testing and debugging.</text:p>
        </text:list-item>
        <text:list-item>
          <text:p text:style-name="P58">Front-end development including UI designing, structuring layout, <text:span text:style-name="T88">applying web designing framework which includes mobile responsiveness</text:span>. </text:p>
        </text:list-item>
        <text:list-item>
          <text:p text:style-name="P58">Database management and administration which includes table structure design and relationships, data flow analyzation &amp; normalization, and consistent database backup.</text:p>
        </text:list-item>
        <text:list-item>
          <text:p text:style-name="P58"><text:span text:style-name="T65">I</text:span>mplementation of open-source libraries and API's, templates, development tools and other third party applications. </text:p>
        </text:list-item>
        <text:list-item>
          <text:p text:style-name="P58">Standard security by filtering data requests and applying the framework's built-in security features. </text:p>
        </text:list-item>
        <text:list-item>
          <text:p text:style-name="P58">File management <text:span text:style-name="T66">which involves </text:span>consistent backup of the <text:span text:style-name="T65">application's resources</text:span>.</text:p>
        </text:list-item>
        <text:list-item>
          <text:p text:style-name="P58">Web hosting configuration, and basic understanding <text:span text:style-name="T67">for setting up server</text:span>.</text:p>
        </text:list-item>
        <text:list-item>
          <text:p text:style-name="P58"><text:span text:style-name="T68">Daily status reporting, team and client collaboration</text:span> for <text:span text:style-name="T68">the new </text:span>features, updates and issues <text:span text:style-name="T68">of the application</text:span>. <text:span text:style-name="T68">G</text:span>uiding <text:span text:style-name="T68">i</text:span>nterns with their projects and tasks.</text:p>
        </text:list-item>
      </text:list>
      <text:p text:style-name="P15"/>
      <text:p text:style-name="P12"><text:span text:style-name="T14">O</text:span>THER <text:span text:style-name="T14">E</text:span>XPERIENCES</text:p>
      <text:list xml:id="list214731688082413" text:continue-numbering="true" text:style-name="WWNum1">
        <text:list-item>
          <text:p text:style-name="P21"><text:span text:style-name="T25">Web Developer Intern</text:span> at i5 IT Solutions. <text:span text:style-name="T71">The company absorbed me </text:span>and became the<text:span text:style-name="T23"> </text:span><text:span text:style-name="T24">L</text:span><text:span text:style-name="T23">ead </text:span><text:span text:style-name="T24">D</text:span><text:span text:style-name="T23">eveloper </text:span>of <text:span text:style-name="T69">a</text:span> <text:span text:style-name="T25">S</text:span><text:span text:style-name="T23">o</text:span><text:span text:style-name="T25">cial Media Website</text:span>, one of their biggest international projects. <text:span text:style-name="T70">And then later on, </text:span>I became the only developer of the project since March 2015.</text:p>
        </text:list-item>
        <text:list-item>
          <text:p text:style-name="P21"><text:span text:style-name="T23">BYL (Barangay / Village Youth Leader)</text:span> in <text:span text:style-name="T23">SPES (Special Program for Employment of Students)</text:span>, an annual summer employment program that invites students to immerse themselves in government as well as hone their sense of leadership and public service. <text:span text:style-name="T72">I s</text:span>tarted working at SPES every year since 4th year high school (2010) until 3rd year college (2014).</text:p>
        </text:list-item>
        <text:list-item>
          <text:p text:style-name="P21"><text:span text:style-name="T23">SEED (Scholarship in Education for Empowerment and Development) Scholar</text:span> for almost 9 years and also a <text:span text:style-name="T23">CHED (Commission on Higher Education) Scholar</text:span> in college as well.</text:p>
        </text:list-item>
      </text:list>
      <text:p text:style-name="P15"/>
      <text:p text:style-name="P13"><text:span text:style-name="T14">P</text:span>ROJECT <text:span text:style-name="T14">H</text:span>IGHLIGHTS</text:p>
      <text:list xml:id="list214732246459647" text:continue-numbering="true" text:style-name="WWNum1">
        <text:list-item>
          <text:p text:style-name="P33"><text:span text:style-name="T11">Unity Network</text:span> <text:span text:style-name="T16">(</text:span><text:span text:style-name="T20">unitynetwork</text:span><text:span text:style-name="T16">.com)</text:span> <text:span text:style-name="T93">April 2017 – Present</text:span> <text:s text:c="105"/><text:span text:style-name="T95">It is an affiliate marketing company designed to offer products that are mostly needed by businesses around the world and are essential tools used for Online Marketing for every company. Unity Network has everything you need to start building your own profitable business online. <text:s text:c="120"/></text:span><text:s/><text:span text:style-name="T73">– </text:span><text:span text:style-name="T76">Applied Skills: </text:span><text:span text:style-name="T83">PHP, </text:span><text:span text:style-name="T76">WordPress, </text:span><text:span text:style-name="T83">SQL, </text:span><text:span text:style-name="T84">Git, </text:span><text:span text:style-name="T76">JavaScript, jQuery, CSS, HTML</text:span><text:span text:style-name="T77">, </text:span><text:span text:style-name="T76">Web Hosting &amp; Server Management</text:span></text:p>
        </text:list-item>
        <text:list-item>
          <text:p text:style-name="P34"><text:soft-page-break/><text:span text:style-name="T11">Ascending Profit System</text:span> <text:span text:style-name="T16">(</text:span><text:span text:style-name="T20">ascendingprofitsystem</text:span><text:span text:style-name="T16">.com)</text:span> <text:span text:style-name="T93">April 2017 – Present</text:span> <text:s text:c="75"/><text:span text:style-name="T94">It is a new program made by Unity Network team. They've been constantly developing training programs to help Filipino entrepreneurs learn how to market their business online.</text:span> <text:s text:c="101"/><text:span text:style-name="T73">– </text:span><text:span text:style-name="T76">Applied Skills: WordPress, PHP, JavaScript, jQuery, </text:span><text:span text:style-name="T83">JSON, </text:span><text:span text:style-name="T76">SQL, CSS, HTML, </text:span><text:span text:style-name="T77">Git, </text:span><text:span text:style-name="T76">Web Hosting &amp; Server Management</text:span></text:p>
        </text:list-item>
        <text:list-item>
          <text:p text:style-name="P35"><text:span text:style-name="T5">Impact Instrument</text:span> <text:span text:style-name="T16">(impactinstrument.com)</text:span> <text:span text:style-name="T44">June 2016 – Present</text:span> <text:s text:c="123"/><text:span text:style-name="T96">This is a website builder/blogging platform that is easy to set-up and almost ready to use platform. You can create a website, blog, or e-commerce website by yourself.</text:span> <text:s text:c="175"/><text:span text:style-name="T73">– </text:span><text:span text:style-name="T76">Applied Skills: WordPress, PHP, JavaScript, jQuery, SQL, CSS, HTML, </text:span><text:span text:style-name="T77">Git, </text:span><text:span text:style-name="T76">Web Hosting &amp; Server Management</text:span></text:p>
        </text:list-item>
        <text:list-item>
          <text:p text:style-name="P36"><text:span text:style-name="T5">I</text:span><text:span text:style-name="T9">nsightspedia</text:span> <text:span text:style-name="T16">(</text:span><text:span text:style-name="T19">insightspedia</text:span><text:span text:style-name="T16">.com)</text:span> <text:span text:style-name="T44">December 2016 – March 2016</text:span> <text:s text:c="123"/><text:span text:style-name="T44">A data-driven marketing and loyalty program analytics- which collects, analyzes, and develops actionable insights from customer data to deliver measurable marketing and Return on Investment (ROI).</text:span> <text:s text:c="175"/><text:span text:style-name="T73">– </text:span><text:span text:style-name="T76">Applied Skills: PHP, JavaScript, jQuery, SQL, CSS, HTML, </text:span><text:span text:style-name="T77">Git, </text:span><text:span text:style-name="T76">Web Hosting &amp; Server Management</text:span></text:p>
        </text:list-item>
        <text:list-item>
          <text:p text:style-name="P23"><text:span text:style-name="T5">Philzter</text:span> <text:span text:style-name="T16">(philzter.ph) </text:span><text:span text:style-name="T18">March 2016 – June 2016 </text:span><text:s text:c="160"/>An online freelance marketplace portal in the Philippines. <text:s text:c="101"/><text:span text:style-name="T73">– </text:span><text:span text:style-name="T76">Applied Skills: PHP, Laravel 5, JavaScript, jQuery, </text:span><text:span text:style-name="T78">AJAX, JSON, </text:span><text:span text:style-name="T76">SQL, CSS, HTML, </text:span><text:span text:style-name="T78">Bootstrap 3, </text:span><text:span text:style-name="T77">Git,</text:span><text:span text:style-name="T78"> </text:span><text:span text:style-name="T76">Server Management, </text:span><text:span text:style-name="T78">MVC, OOP, Repository Pattern, Modular Pattern</text:span></text:p>
        </text:list-item>
        <text:list-item>
          <text:p text:style-name="P24"><text:span text:style-name="T5">Oorbook</text:span> <text:span text:style-name="T16">(oorbook.</text:span><text:span text:style-name="T21">net</text:span><text:span text:style-name="T16">)</text:span> <text:span text:style-name="T43">April 2015 – February 2016</text:span> <text:s text:c="172"/>A location-based electronic government and social media website that connects and updates everyone with their respective government units. <text:s text:c="146"/><text:span text:style-name="T73">–</text:span><text:span text:style-name="T76"> Applied Skills: PHP, Laravel </text:span><text:span text:style-name="T79">4</text:span><text:span text:style-name="T76">, JavaScript, jQuery, </text:span><text:span text:style-name="T78">AJAX, JSON, </text:span><text:span text:style-name="T76">SQL, CSS, HTML, </text:span><text:span text:style-name="T78">Bootstrap 3, Web Hosting &amp; </text:span><text:span text:style-name="T76">Server Management, </text:span><text:span text:style-name="T78">MVC, OOP</text:span></text:p>
        </text:list-item>
        <text:list-item>
          <text:p text:style-name="P25"><text:span text:style-name="T23">Lead developer</text:span> in the IT Special Project entitled <text:span text:style-name="T23">Online Information and Ordering with Auction System for Sta. Monica Pawnshop Incorporated</text:span>. <text:s text:c="129"/><text:span text:style-name="T22"><text:s text:c="9"/></text:span><text:span text:style-name="T76">– Applied Skills: PHP, JavaScript, jQuery, SQL, CSS, HTML, </text:span><text:span text:style-name="T78">Bootstrap 3</text:span></text:p>
        </text:list-item>
      </text:list>
      <text:p text:style-name="P11"/>
      <text:p text:style-name="P14"><text:span text:style-name="T15">M</text:span>OM<text:span text:style-name="T42">entary</text:span> <text:span text:style-name="T15">P</text:span><text:span text:style-name="T42">rojects</text:span></text:p>
      <text:list xml:id="list214732332130748" text:continue-numbering="true" text:style-name="WWNum1">
        <text:list-item>
          <text:p text:style-name="P26"><text:span text:style-name="T5">Rocket Pages</text:span> <text:span text:style-name="T16">(rocketpages.net)</text:span> <text:s text:c="143"/><text:span text:style-name="T34">It is a list-building page where you can create beautiful, professional looking and effective lead-capture pages, squeeze pages or landing pages for your business. You can get the names and emails of your prospect customers for list building. <text:s/></text:span><text:span text:style-name="T73">–</text:span><text:span text:style-name="T76"> Applied Skills: CSS, HTML, Bootstrap 2, JavaScript, jQuery, Git</text:span></text:p>
        </text:list-item>
        <text:list-item>
          <text:p text:style-name="P27"><text:span text:style-name="T5">Reals PH</text:span> - <text:span text:style-name="T47">An online real estate application that offers sellers buyers, landlords and renters to find or list real estate properties online. <text:s text:c="164"/></text:span><text:span text:style-name="T73">–</text:span><text:span text:style-name="T76"> Applied Skills: </text:span><text:span text:style-name="T80">PHP, JavaScript, </text:span><text:span text:style-name="T76">CSS, HTML, Git</text:span></text:p>
        </text:list-item>
        <text:list-item>
          <text:p text:style-name="P28"><text:span text:style-name="T10">Gava</text:span><text:span text:style-name="T45"> (gavagives.com) - A crowdfunding platform that enables anyone to create campaigns for anything they wish and use the share tools to raise funds from anyone and receive those in multiple ways. <text:s text:c="68"/></text:span><text:span text:style-name="T74">–</text:span><text:span text:style-name="T76"> Applied Skills: </text:span><text:span text:style-name="T80">PHP, </text:span><text:span text:style-name="T81">SQL,</text:span><text:span text:style-name="T80"> API, JavaScript, jQuery, </text:span><text:span text:style-name="T82">JSON,</text:span><text:span text:style-name="T80"> </text:span><text:span text:style-name="T76">CSS, HTML, Git</text:span></text:p>
        </text:list-item>
        <text:list-item>
          <text:p text:style-name="P29"><text:span text:style-name="T5">Tracc</text:span> <text:span text:style-name="T46">(tracc-accounting.com)</text:span> - Tracc property services provides outsourced accounting services and innovative property and lease management software solutions to the commercial property industry. <text:s text:c="66"/><text:span text:style-name="T75">–</text:span><text:span text:style-name="T76"> Applied Skills: </text:span><text:span text:style-name="T80">PHP, </text:span><text:span text:style-name="T81">SQL,</text:span><text:span text:style-name="T80"> JavaScript, jQuery, </text:span><text:span text:style-name="T76">CSS, HTML, Git</text:span></text:p>
          <text:p text:style-name="P38"/>
        </text:list-item>
      </text:list>
      <text:p text:style-name="P12"><text:span text:style-name="T14">C</text:span>OMMUNITY <text:span text:style-name="T14">C</text:span>ONTRIBUTIONS</text:p>
      <text:list xml:id="list214732281213529" text:continue-numbering="true" text:style-name="WWNum1">
        <text:list-item>
          <text:p text:style-name="P30">W<text:span text:style-name="T62">ith the Koodi Systems, we</text:span> became the organizer and <text:span text:style-name="T63">personally participated as a</text:span> volunteer for <text:span text:style-name="T5">PHP Conference Philippines 2016</text:span>.</text:p>
        </text:list-item>
        <text:list-item>
          <text:p text:style-name="P39">Resource speaker of <text:span text:style-name="T5">Advanced CSS using Bootstrap Framework Tutorial</text:span> at Holy Angel University, Angeles City.</text:p>
        </text:list-item>
        <text:list-item>
          <text:p text:style-name="P40">Volunteer at <text:span text:style-name="T5">Google I/O 2016 Extended Pampanga</text:span><text:span text:style-name="T35">.</text:span></text:p>
        </text:list-item>
        <text:list-item>
          <text:p text:style-name="P32">Created a Mozilla Firefox Web App called <text:span text:style-name="T5">Colorcon</text:span>, a color converter application that supports different conversion color types such as hex and rgb.</text:p>
        </text:list-item>
        <text:list-item>
          <text:p text:style-name="P32">W<text:span text:style-name="T63">ith the</text:span> Koodi System, <text:span text:style-name="T63">we</text:span> became the organizing partner and <text:span text:style-name="T63">personally participated as a</text:span> volunteer for <text:span text:style-name="T5">Drupal Camp Manila 2016</text:span>.</text:p>
        </text:list-item>
        <text:list-item>
          <text:p text:style-name="P37">Created a Public Transportation <text:span text:style-name="T50">Web </text:span>App and personally named it as <text:span text:style-name="T5">LRTSF (Light Rail Transit San Fernando)</text:span>. This was the final exam given to me for the job application at Koodi Systems.</text:p>
        </text:list-item>
        <text:list-item>
          <text:p text:style-name="P32">Member of <text:span text:style-name="T5">Pampanga Developers Group</text:span>, a community of ICT professionals and students that aims to deliver and implement ICT awareness, initiatives and developments.</text:p>
        </text:list-item>
        <text:list-item>
          <text:p text:style-name="P41"><text:span text:style-name="T1">During</text:span> my internship <text:span text:style-name="T1">at</text:span> I5 IT Solutions, I created a <text:span text:style-name="T5">Google Map</text:span><text:span text:style-name="T6">s-</text:span><text:span text:style-name="T8">based</text:span><text:span text:style-name="T6"> </text:span><text:span text:style-name="T7">F</text:span><text:span text:style-name="T5">eature</text:span> that detects <text:span text:style-name="T2">nearest</text:span> Point of Interests (POI) in a particular radius of <text:span text:style-name="T3">a </text:span>location.</text:p>
        </text:list-item>
      </text:list>
      <text:p text:style-name="P15"/>
      <text:p text:style-name="P12"><text:soft-page-break/><text:span text:style-name="T14">C</text:span>ERTIFICATIONS</text:p>
      <text:list xml:id="list214730757052112" text:continue-numbering="true" text:style-name="WWNum1">
        <text:list-item>
          <text:p text:style-name="P48">Certificate of Attendance for Amazon Web Services (AWSome Day Manila 2016)</text:p>
        </text:list-item>
        <text:list-item>
          <text:p text:style-name="P47">Certificate of Appreciation for being the resource speaker of Advanced CSS using Bootstrap Framework Tutori<text:span text:style-name="T39">al</text:span> </text:p>
          <text:p text:style-name="P66">at Holy Angel University, Angeles City</text:p>
        </text:list-item>
        <text:list-item>
          <text:p text:style-name="P45">Certificate of Completion for Firefox Web App Development Workshop</text:p>
        </text:list-item>
        <text:list-item>
          <text:p text:style-name="P45">Certificate of Participation for Drupal Camp Manila 2016</text:p>
        </text:list-item>
        <text:list-item>
          <text:p text:style-name="P45">Certificate of Attendance for Google I/O Extended Pampanga</text:p>
        </text:list-item>
        <text:list-item>
          <text:p text:style-name="P45">Microsoft Office Specialist (MOS) Certification</text:p>
        </text:list-item>
      </text:list>
      <text:p text:style-name="P15"/>
      <text:p text:style-name="P12"><text:span text:style-name="T14">S</text:span>EMINARS <text:span text:style-name="T14">A</text:span>TTENDED</text:p>
      <text:list xml:id="list214731154395454" text:continue-numbering="true" text:style-name="WWNum1">
        <text:list-item>
          <text:p text:style-name="P49">PHP Conference Philippines 2016</text:p>
        </text:list-item>
        <text:list-item>
          <text:p text:style-name="P45">Google I/O 2016 Extended Pampanga</text:p>
        </text:list-item>
        <text:list-item>
          <text:p text:style-name="P45">Google I/O 2015 Extended Pampanga</text:p>
        </text:list-item>
        <text:list-item>
          <text:p text:style-name="P45">Drupal Camp Manila 2016</text:p>
        </text:list-item>
        <text:list-item>
          <text:p text:style-name="P45">Firefox Web App Development Workshop</text:p>
        </text:list-item>
        <text:list-item>
          <text:p text:style-name="P45">Amazon Web Services <text:span text:style-name="T37">(AWSome Day Manila 2016)</text:span></text:p>
        </text:list-item>
        <text:list-item>
          <text:p text:style-name="P47">Amazon Web Services 2015</text:p>
        </text:list-item>
      </text:list>
      <text:p text:style-name="P15"/>
      <text:p text:style-name="P12"><text:span text:style-name="T14">E</text:span>DUCATION</text:p>
      <text:list xml:id="list214732537142644" text:continue-numbering="true" text:style-name="WWNum1">
        <text:list-item>
          <text:p text:style-name="P21"><text:span text:style-name="T5">B.S. in Information Technology</text:span>, <text:span text:style-name="T16">2010 – 2015</text:span> <text:s text:c="129"/>STI College, City of San Fernando, Pampanga, Philippines</text:p>
        </text:list-item>
        <text:list-item>
          <text:p text:style-name="P32"><text:span text:style-name="T5">Computer Science</text:span>, <text:span text:style-name="T16">2011 – 2012</text:span> <text:s text:c="135"/>Southeastern College, Pasay City, Philippines</text:p>
        </text:list-item>
      </text:list>
      <text:p text:style-name="P1"/>
      <text:p text:style-name="P1"/>
      <text:p text:style-name="P1"/>
      <text:p text:style-name="P3">References are available up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FontAwesome" svg:font-family="FontAwesome"/>
    <style:font-face style:name="FreeSans1" svg:font-family="FreeSans" style:font-family-generic="swiss"/>
    <style:font-face style:name="ADAM.CG PRO" svg:font-family="'ADAM.CG PRO'" style:font-pitch="variable"/>
    <style:font-face style:name="Liberation Serif" svg:font-family="'Liberation Serif'" style:font-family-generic="roman" style:font-pitch="variable"/>
    <style:font-face style:name="Open Sans Light" svg:font-family="'Open Sans Light'"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1"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cm" style:contextual-spacing="true" fo:text-align="start" style:justify-single-word="false" fo:orphans="0" fo:widows="0" fo:hyphenation-ladder-count="no-limit" style:page-number="auto" style:writing-mode="lr-tb">
        <style:tab-stops/>
      </style:paragraph-properties>
      <style:text-properties fo:color="#00000a" style:font-name="Liberation Serif" fo:font-family="'Liberation Serif'" style:font-family-generic="roman" style:font-pitch="variable" fo:font-size="12pt" fo:letter-spacing="0.018cm" fo:language="en" fo:country="PH"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default-outline-level="" style:class="extra">
      <style:paragraph-properties text:number-lines="false" text:line-number="0">
        <style:tab-stops>
          <style:tab-stop style:position="9.296cm" style:type="center"/>
          <style:tab-stop style:position="18.591cm"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cccccc" style:font-name="OpenSymbol" fo:font-family="OpenSymbol" style:font-charset="x-symbol" fo:font-size="10pt" style:font-name-asian="OpenSymbol" style:font-family-asian="OpenSymbol" style:font-charset-asian="x-symbol" style:font-size-asian="10pt" style:font-name-complex="OpenSymbol" style:font-family-complex="OpenSymbol" style:font-charset-complex="x-symbol" style:font-size-complex="10pt"/>
    </style:style>
    <style:style style:name="ListLabel_20_1" style:display-name="ListLabel 1" style:family="text">
      <style:text-properties fo:color="#cccccc" fo:font-size="10pt" style:font-size-asian="10pt" style:font-name-complex="Wingdings1" style:font-family-complex="Wingdings" style:font-family-generic-complex="system" style:font-pitch-complex="variable" style:font-size-complex="10pt"/>
    </style:style>
    <style:style style:name="ListLabel_20_2" style:display-name="ListLabel 2" style:family="text">
      <style:text-properties fo:color="#cccccc" fo:font-size="10pt" style:font-size-asian="8.75pt" style:font-name-complex="Wingdings1" style:font-family-complex="Wingdings"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 style:num-suffix="" text:bullet-char="">
        <style:list-level-properties text:list-level-position-and-space-mode="label-alignment">
          <style:list-level-label-alignment text:label-followed-by="listtab" text:list-tab-stop-position="1cm" fo:text-indent="-0.635cm" fo:margin-left="2.54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3T13:55:15</meta:creation-date>
    <dc:language>en-PH</dc:language>
    <meta:editing-cycles>227</meta:editing-cycles>
    <meta:editing-duration>PT12H58M24S</meta:editing-duration>
    <meta:generator>LibreOffice/4.2.8.2$Linux_X86_64 LibreOffice_project/420m0$Build-2</meta:generator>
    <dc:date>2017-12-08T18:35:28.134485662</dc:date>
    <meta:document-statistic meta:table-count="1" meta:image-count="0" meta:object-count="0" meta:page-count="4" meta:paragraph-count="101" meta:word-count="1589" meta:character-count="14141" meta:non-whitespace-character-count="9409"/>
  </office:meta>
</office:document-meta>
</file>